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61pt"/>
    </style:style>
    <style:style style:name="co2" style:family="table-column">
      <style:table-column-properties fo:break-before="auto" style:column-width="41.24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181.76pt"/>
    </style:style>
    <style:style style:name="co5" style:family="table-column">
      <style:table-column-properties fo:break-before="auto" style:column-width="68.2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100.74pt"/>
    </style:style>
    <style:style style:name="co8" style:family="table-column">
      <style:table-column-properties fo:break-before="auto" style:column-width="159.51pt"/>
    </style:style>
    <style:style style:name="co9" style:family="table-column">
      <style:table-column-properties fo:break-before="auto" style:column-width="66.64pt"/>
    </style:style>
    <style:style style:name="co10" style:family="table-column">
      <style:table-column-properties fo:break-before="auto" style:column-width="46.06pt"/>
    </style:style>
    <style:style style:name="co11" style:family="table-column">
      <style:table-column-properties fo:break-before="auto" style:column-width="179.4pt"/>
    </style:style>
    <style:style style:name="co12" style:family="table-column">
      <style:table-column-properties fo:break-before="auto" style:column-width="74.61pt"/>
    </style:style>
    <style:style style:name="co13" style:family="table-column">
      <style:table-column-properties fo:break-before="auto" style:column-width="90.51pt"/>
    </style:style>
    <style:style style:name="co14" style:family="table-column">
      <style:table-column-properties fo:break-before="auto" style:column-width="80.16pt"/>
    </style:style>
    <style:style style:name="co15" style:family="table-column">
      <style:table-column-properties fo:break-before="auto" style:column-width="4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78.75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0_5f_Launchy">
      <style:table-properties table:display="true" style:writing-mode="lr-tb"/>
    </style:style>
    <style:style style:name="ta2" style:family="table" style:master-page-name="PageStyle_5f_1_5f_Marginal_5f_Stability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Proxima Nova" fo:font-size="24pt" fo:font-style="normal" fo:text-shadow="none" style:text-underline-style="none" fo:font-weight="bold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ce5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45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45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14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1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1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45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25" style:family="table-cell" style:parent-style-name="Default">
      <style:table-cell-properties fo:background-color="#c9daf8" style:diagonal-bl-tr="none" style:diagonal-tl-br="none" style:text-align-source="fix" style:repeat-content="false" fo:wrap-option="wrap" fo:border="2.49pt solid #000000" style:direction="ltr" style:rotation-angle="45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26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3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32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3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3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36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37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38" style:family="table-cell" style:parent-style-name="Default" style:data-style-name="N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Proxima Nov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Proxima Nov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Proxima Nov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Proxima Nov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roxima Nova" fo:font-size="11pt" fo:font-style="normal" fo:text-shadow="none" style:text-underline-style="none" fo:font-weight="normal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45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11pt" fo:font-style="normal" fo:text-shadow="none" style:text-underline-style="none" fo:font-weight="bold" style:font-size-asian="11pt" style:font-style-asian="normal" style:font-weight-asian="bold" style:font-name-complex="Proxima Nova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_Launch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/>
          <table:table-cell table:style-name="ce3"/>
          <table:table-cell table:style-name="ce8"/>
          <table:table-cell table:style-name="ce3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4" office:value-type="string" calcext:value-type="string" table:number-columns-spanned="4" table:number-rows-spanned="2">
            <text:p>READ BEFORE USING &gt;&gt;&gt;</text:p>
          </table:table-cell>
          <table:covered-table-cell table:number-columns-repeated="3"/>
          <table:table-cell table:style-name="ce21" office:value-type="string" calcext:value-type="string" table:number-columns-spanned="3" table:number-rows-spanned="1">
            <text:p>Note 1: Part and Assembly Numbers in their full form should be displayed as the part number "dash" revision. I.e.:</text:p>
          </table:table-cell>
          <table:covered-table-cell table:number-columns-repeated="2"/>
          <table:table-cell table:style-name="ce29" office:value-type="string" calcext:value-type="string" table:number-columns-spanned="2" table:number-rows-spanned="2">
            <text:p>Note 2: Add a "_ASSM" suffix for all assemblies.</text:p>
          </table:table-cell>
          <table:covered-table-cell/>
          <table:table-cell table:style-name="ce30" office:value-type="string" calcext:value-type="string" table:number-columns-spanned="5" table:number-rows-spanned="2">
            <text:p>Note 3: Rows that are highlighted are top level assembly for major projects</text:p>
          </table:table-cell>
          <table:covered-table-cell table:number-columns-repeated="4"/>
          <table:table-cell table:style-name="ce2" table:number-columns-repeated="15"/>
          <table:table-cell table:number-columns-repeated="994"/>
        </table:table-row>
        <table:table-row table:style-name="ro1">
          <table:table-cell table:style-name="ce2"/>
          <table:covered-table-cell table:number-columns-repeated="4"/>
          <table:table-cell table:style-name="ce22" office:value-type="string" calcext:value-type="string">
            <text:p>00001-R01_COMMON-NAME</text:p>
          </table:table-cell>
          <table:table-cell table:style-name="ce3"/>
          <table:table-cell table:style-name="ce24"/>
          <table:covered-table-cell table:number-columns-repeated="7"/>
          <table:table-cell table:style-name="ce2" table:number-columns-repeated="15"/>
          <table:table-cell table:number-columns-repeated="994"/>
        </table:table-row>
        <table:table-row table:style-name="ro1">
          <table:table-cell table:style-name="ce2"/>
          <table:table-cell table:style-name="ce3"/>
          <table:table-cell table:style-name="ce8"/>
          <table:table-cell table:style-name="ce3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2">
          <table:table-cell table:style-name="ce2"/>
          <table:table-cell table:style-name="ce5" office:value-type="string" calcext:value-type="string">
            <text:p>PART NUMBER:</text:p>
          </table:table-cell>
          <table:table-cell table:style-name="ce9" office:value-type="string" calcext:value-type="string">
            <text:p>REVISION:</text:p>
          </table:table-cell>
          <table:table-cell table:style-name="ce5" office:value-type="string" calcext:value-type="string">
            <text:p>COMMON NAME:</text:p>
          </table:table-cell>
          <table:table-cell table:style-name="ce18" office:value-type="string" calcext:value-type="string">
            <text:p>DEPARTMENT:</text:p>
          </table:table-cell>
          <table:table-cell table:style-name="ce5" office:value-type="string" calcext:value-type="string">
            <text:p>PROGRAM:</text:p>
          </table:table-cell>
          <table:table-cell table:style-name="ce5" office:value-type="string" calcext:value-type="string">
            <text:p>PROJECT:</text:p>
          </table:table-cell>
          <table:table-cell table:style-name="ce25" office:value-type="string" calcext:value-type="string">
            <text:p>DESCRIPTION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UNITS</text:p>
          </table:table-cell>
          <table:table-cell table:style-name="ce5" office:value-type="string" calcext:value-type="string">
            <text:p>CREATED BY:</text:p>
          </table:table-cell>
          <table:table-cell table:style-name="ce5" office:value-type="string" calcext:value-type="string">
            <text:p>DATE CREATED:</text:p>
          </table:table-cell>
          <table:table-cell table:style-name="ce5" office:value-type="string" calcext:value-type="string">
            <text:p>LINK:</text:p>
          </table:table-cell>
          <table:table-cell table:style-name="ce5" office:value-type="string" calcext:value-type="string">
            <text:p>STATE</text:p>
          </table:table-cell>
          <table:table-cell table:style-name="ce2" table:number-columns-repeated="16"/>
          <table:table-cell table:number-columns-repeated="994"/>
        </table:table-row>
        <table:table-row table:style-name="ro3">
          <table:table-cell table:style-name="ce2"/>
          <table:table-cell table:style-name="ce6" office:value-type="string" calcext:value-type="string">
            <text:p>000001</text:p>
          </table:table-cell>
          <table:table-cell table:style-name="ce10" office:value-type="string" calcext:value-type="string">
            <text:p>08</text:p>
          </table:table-cell>
          <table:table-cell table:style-name="ce12" office:value-type="string" calcext:value-type="string">
            <text:p>RBF_TCA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500 lbf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illegas</text:p>
          </table:table-cell>
          <table:table-cell table:style-name="ce31" office:value-type="date" office:date-value="2017-01-01" calcext:value-type="date">
            <text:p>January/2017</text:p>
          </table:table-cell>
          <table:table-cell table:style-name="ce39" office:value-type="string" calcext:value-type="string">
            <text:p><text:a xlink:href="https://drive.google.com/open?id=0B7FrESEI13tgTkh1eTlBdFBwMEU" xlink:type="simple">https://drive.google.com/open?id=0B7FrESEI13tgTkh1eTlBdFBwMEU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2</text:p>
          </table:table-cell>
          <table:table-cell table:style-name="ce12" office:value-type="string" calcext:value-type="string">
            <text:p>RBF_TCA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1000 lbf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illegas</text:p>
          </table:table-cell>
          <table:table-cell table:style-name="ce32" office:value-type="date" office:date-value="2017-02-08" calcext:value-type="date">
            <text:p>02/08/2017</text:p>
          </table:table-cell>
          <table:table-cell table:style-name="ce39" office:value-type="string" calcext:value-type="string">
            <text:p><text:a xlink:href="https://drive.google.com/open?id=0B39zoSbZJEQzZlhFU2JwNmhtak0" xlink:type="simple">https://drive.google.com/open?id=0B39zoSbZJEQzZlhFU2JwNmhtak0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3</text:p>
          </table:table-cell>
          <table:table-cell table:style-name="ce12" office:value-type="string" calcext:value-type="string">
            <text:p>RBF_TCA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1000 lbf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Michael/Ross</text:p>
          </table:table-cell>
          <table:table-cell table:style-name="ce32" office:value-type="date" office:date-value="2017-04-22" calcext:value-type="date">
            <text:p>04/22/2017</text:p>
          </table:table-cell>
          <table:table-cell table:style-name="ce39" office:value-type="string" calcext:value-type="string">
            <text:p><text:a xlink:href="https://drive.google.com/open?id=0B39zoSbZJEQzZlhFU2JwNmhtak0" xlink:type="simple">https://drive.google.com/open?id=0B39zoSbZJEQzZlhFU2JwNmhtak0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4</text:p>
          </table:table-cell>
          <table:table-cell table:style-name="ce12" office:value-type="string" calcext:value-type="string">
            <text:p>RBF_TCA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1000 lbf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illegas</text:p>
          </table:table-cell>
          <table:table-cell table:style-name="ce32" office:value-type="date" office:date-value="2017-05-20" calcext:value-type="date">
            <text:p>05/20/2017</text:p>
          </table:table-cell>
          <table:table-cell table:style-name="ce39" office:value-type="string" calcext:value-type="string">
            <text:p><text:a xlink:href="https://drive.google.com/open?id=0B7FrESEI13tgU2EtUmZXQlhsVWs" xlink:type="simple">https://drive.google.com/open?id=0B7FrESEI13tgU2EtUmZXQlhsVWs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5</text:p>
          </table:table-cell>
          <table:table-cell table:style-name="ce12" office:value-type="string" calcext:value-type="string">
            <text:p>RBF_TCA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1000lbf - mass reduced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illegas</text:p>
          </table:table-cell>
          <table:table-cell table:style-name="ce32" office:value-type="date" office:date-value="2017-10-28" calcext:value-type="date">
            <text:p>10/28/2017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6</text:p>
          </table:table-cell>
          <table:table-cell table:style-name="ce12" office:value-type="string" calcext:value-type="string">
            <text:p>RBF_TCA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Mass Reduced; contoured; Fuel ports and cool chnls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+ Jonathan</text:p>
          </table:table-cell>
          <table:table-cell table:style-name="ce32" office:value-type="date" office:date-value="2018-02-15" calcext:value-type="date">
            <text:p>02/15/2018</text:p>
          </table:table-cell>
          <table:table-cell table:style-name="ce39" office:value-type="string" calcext:value-type="string">
            <text:p><text:a xlink:href="https://drive.google.com/drive/folders/1Uc6w1DVdw3qyxlH0LEfk60xQa84Ud3r9" xlink:type="simple">https://drive.google.com/drive/folders/1Uc6w1DVdw3qyxlH0LEfk60xQa84Ud3r9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02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Box Rail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/>
          <table:table-cell table:style-name="ce24" office:value-type="string" calcext:value-type="string">
            <text:p>Tentative rail </text:p>
          </table:table-cell>
          <table:table-cell table:style-name="ce3" table:number-columns-repeated="2"/>
          <table:table-cell table:style-name="ce3" office:value-type="string" calcext:value-type="string">
            <text:p>Jackie/Marika</text:p>
          </table:table-cell>
          <table:table-cell table:style-name="ce33" office:value-type="date" office:date-value="2017-03-04" calcext:value-type="date">
            <text:p>3/4/2017</text:p>
          </table:table-cell>
          <table:table-cell table:style-name="ce39" office:value-type="string" calcext:value-type="string">
            <text:p><text:a xlink:href="https://drive.google.com/drive/folders/0B0mHFMgSWVocejlUQ09mX2oxMU0" xlink:type="simple">https://drive.google.com/drive/folders/0B0mHFMgSWVocejlUQ09mX2oxMU0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03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Skin Section 9.6in D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/>
          <table:table-cell table:style-name="ce24" office:value-type="string" calcext:value-type="string">
            <text:p>Connects to box rail design</text:p>
          </table:table-cell>
          <table:table-cell table:style-name="ce3" table:number-columns-repeated="2"/>
          <table:table-cell table:style-name="ce3" office:value-type="string" calcext:value-type="string">
            <text:p>Jackie/Marika</text:p>
          </table:table-cell>
          <table:table-cell table:style-name="ce33" office:value-type="date" office:date-value="2017-03-04" calcext:value-type="date">
            <text:p>3/4/2017</text:p>
          </table:table-cell>
          <table:table-cell table:style-name="ce39" office:value-type="string" calcext:value-type="string">
            <text:p><text:a xlink:href="https://drive.google.com/drive/folders/0B0mHFMgSWVocejlUQ09mX2oxMU0" xlink:type="simple">https://drive.google.com/drive/folders/0B0mHFMgSWVocejlUQ09mX2oxMU0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04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NA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/>
          <table:table-cell table:style-name="ce24" office:value-type="string" calcext:value-type="string">
            <text:p>Holds inert gas tank</text:p>
          </table:table-cell>
          <table:table-cell table:style-name="ce3" table:number-columns-repeated="2"/>
          <table:table-cell table:style-name="ce3" office:value-type="string" calcext:value-type="string">
            <text:p>Jackie/Marika</text:p>
          </table:table-cell>
          <table:table-cell table:style-name="ce33" office:value-type="date" office:date-value="2017-03-04" calcext:value-type="date">
            <text:p>3/4/2017</text:p>
          </table:table-cell>
          <table:table-cell table:style-name="ce39" office:value-type="string" calcext:value-type="string">
            <text:p><text:a xlink:href="https://drive.google.com/drive/folders/0B0mHFMgSWVocejlUQ09mX2oxMU0" xlink:type="simple">https://drive.google.com/drive/folders/0B0mHFMgSWVocejlUQ09mX2oxMU0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05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Strut Part 2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/>
          <table:table-cell table:style-name="ce24" office:value-type="string" calcext:value-type="string">
            <text:p>Screws into Strut Part 3 </text:p>
          </table:table-cell>
          <table:table-cell table:style-name="ce3" table:number-columns-repeated="2"/>
          <table:table-cell table:style-name="ce3" office:value-type="string" calcext:value-type="string">
            <text:p>Jackie/Marika</text:p>
          </table:table-cell>
          <table:table-cell table:style-name="ce33" office:value-type="date" office:date-value="2017-03-04" calcext:value-type="date">
            <text:p>3/4/2017</text:p>
          </table:table-cell>
          <table:table-cell table:style-name="ce39" office:value-type="string" calcext:value-type="string">
            <text:p><text:a xlink:href="https://drive.google.com/drive/folders/0B0mHFMgSWVocejlUQ09mX2oxMU0" xlink:type="simple">https://drive.google.com/drive/folders/0B0mHFMgSWVocejlUQ09mX2oxMU0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06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Strut Part 3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/>
          <table:table-cell table:style-name="ce24" office:value-type="string" calcext:value-type="string">
            <text:p>Part 2 screws into this</text:p>
          </table:table-cell>
          <table:table-cell table:style-name="ce3" table:number-columns-repeated="2"/>
          <table:table-cell table:style-name="ce3" office:value-type="string" calcext:value-type="string">
            <text:p>Jackie/Marika</text:p>
          </table:table-cell>
          <table:table-cell table:style-name="ce33" office:value-type="date" office:date-value="2017-03-04" calcext:value-type="date">
            <text:p>3/4/2017</text:p>
          </table:table-cell>
          <table:table-cell table:style-name="ce39" office:value-type="string" calcext:value-type="string">
            <text:p><text:a xlink:href="https://drive.google.com/drive/folders/0B0mHFMgSWVocejlUQ09mX2oxMU0" xlink:type="simple">https://drive.google.com/drive/folders/0B0mHFMgSWVocejlUQ09mX2oxMU0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07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Strut Part 4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/>
          <table:table-cell table:style-name="ce24" office:value-type="string" calcext:value-type="string">
            <text:p>Hinge to create sway in strut</text:p>
          </table:table-cell>
          <table:table-cell table:style-name="ce3" table:number-columns-repeated="2"/>
          <table:table-cell table:style-name="ce3" office:value-type="string" calcext:value-type="string">
            <text:p>Jackie/Marika</text:p>
          </table:table-cell>
          <table:table-cell table:style-name="ce33" office:value-type="date" office:date-value="2017-03-04" calcext:value-type="date">
            <text:p>3/4/2017</text:p>
          </table:table-cell>
          <table:table-cell table:style-name="ce39" office:value-type="string" calcext:value-type="string">
            <text:p><text:a xlink:href="https://drive.google.com/drive/folders/0B0mHFMgSWVocejlUQ09mX2oxMU0" xlink:type="simple">https://drive.google.com/drive/folders/0B0mHFMgSWVocejlUQ09mX2oxMU0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08</text:p>
          </table:table-cell>
          <table:table-cell table:style-name="ce10" office:value-type="string" calcext:value-type="string">
            <text:p>02</text:p>
          </table:table-cell>
          <table:table-cell table:style-name="ce12" office:value-type="string" calcext:value-type="string">
            <text:p>Cooling Jacket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Cooling jacket for 1000lbf engine</text:p>
          </table:table-cell>
          <table:table-cell table:style-name="ce3" table:number-columns-repeated="2"/>
          <table:table-cell table:style-name="ce3" office:value-type="string" calcext:value-type="string">
            <text:p>Brandon/Juan</text:p>
          </table:table-cell>
          <table:table-cell table:style-name="ce33" office:value-type="date" office:date-value="2017-03-04" calcext:value-type="date">
            <text:p>3/4/2017</text:p>
          </table:table-cell>
          <table:table-cell table:style-name="ce39" office:value-type="string" calcext:value-type="string">
            <text:p><text:a xlink:href="https://drive.google.com/open?id=0B6LhRf8jJn82emQ4T21XanVQTUk" xlink:type="simple">https://drive.google.com/open?id=0B6LhRf8jJn82emQ4T21XanVQTUk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09</text:p>
          </table:table-cell>
          <table:table-cell table:style-name="ce10" office:value-type="string" calcext:value-type="string">
            <text:p>03</text:p>
          </table:table-cell>
          <table:table-cell table:style-name="ce12" office:value-type="string" calcext:value-type="string">
            <text:p>Cooling Jacket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Cooling Jacket for 2000lbf engine</text:p>
          </table:table-cell>
          <table:table-cell table:style-name="ce3" table:number-columns-repeated="2"/>
          <table:table-cell table:style-name="ce3" office:value-type="string" calcext:value-type="string">
            <text:p>Brandon/Juan</text:p>
          </table:table-cell>
          <table:table-cell table:style-name="ce33" office:value-type="date" office:date-value="2017-04-08" calcext:value-type="date">
            <text:p>4/8/2017</text:p>
          </table:table-cell>
          <table:table-cell table:style-name="ce39" office:value-type="string" calcext:value-type="string">
            <text:p><text:a xlink:href="https://drive.google.com/open?id=0B0px88ClwcRgWElHbmZfY0dlWnM" xlink:type="simple">https://drive.google.com/open?id=0B0px88ClwcRgWElHbmZfY0dlWnM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03</text:p>
          </table:table-cell>
          <table:table-cell table:style-name="ce12" office:value-type="string" calcext:value-type="string">
            <text:p>ASI_CAP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IGNITION</text:p>
          </table:table-cell>
          <table:table-cell table:style-name="ce24" office:value-type="string" calcext:value-type="string">
            <text:p>ASI Spark Plug Cap</text:p>
          </table:table-cell>
          <table:table-cell table:style-name="ce2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Ryan</text:p>
          </table:table-cell>
          <table:table-cell table:style-name="ce34" office:value-type="date" office:date-value="2017-10-01" calcext:value-type="date">
            <text:p>Oct. 2017</text:p>
          </table:table-cell>
          <table:table-cell table:style-name="ce40" office:value-type="string" calcext:value-type="string">
            <text:p><text:a xlink:href="https://drive.google.com/drive/folders/0B160_yMj-jh3SWN0bnBmUGcxQ28" xlink:type="simple">https://drive.google.com/drive/folders/0B160_yMj-jh3SWN0bnBmUGcxQ28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03</text:p>
          </table:table-cell>
          <table:table-cell table:style-name="ce12" office:value-type="string" calcext:value-type="string">
            <text:p>ASI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IGNITION</text:p>
          </table:table-cell>
          <table:table-cell table:style-name="ce24" office:value-type="string" calcext:value-type="string">
            <text:p>Augmented Spark Igniter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Garret, Ryan, Jonny</text:p>
          </table:table-cell>
          <table:table-cell table:style-name="ce31" office:value-type="date" office:date-value="2017-04-01" calcext:value-type="date">
            <text:p>April/2017</text:p>
          </table:table-cell>
          <table:table-cell table:style-name="ce39" office:value-type="string" calcext:value-type="string">
            <text:p><text:a xlink:href="https://drive.google.com/drive/folders/0B160_yMj-jh3SWN0bnBmUGcxQ28" xlink:type="simple">https://drive.google.com/drive/folders/0B160_yMj-jh3SWN0bnBmUGcxQ28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7</text:p>
          </table:table-cell>
          <table:table-cell table:style-name="ce12" office:value-type="string" calcext:value-type="string">
            <text:p>ASI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IGNITION</text:p>
          </table:table-cell>
          <table:table-cell table:style-name="ce24" office:value-type="string" calcext:value-type="string">
            <text:p>Augmented Spark Igniter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Ryan</text:p>
          </table:table-cell>
          <table:table-cell table:style-name="ce31" office:value-type="date" office:date-value="2017-10-14" calcext:value-type="date">
            <text:p>October/2017</text:p>
          </table:table-cell>
          <table:table-cell table:style-name="ce39" office:value-type="string" calcext:value-type="string">
            <text:p><text:a xlink:href="https://drive.google.com/drive/folders/0B160_yMj-jh3SWN0bnBmUGcxQ28" xlink:type="simple">https://drive.google.com/drive/folders/0B160_yMj-jh3SWN0bnBmUGcxQ28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ASI_TOP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IGNITION</text:p>
          </table:table-cell>
          <table:table-cell table:style-name="ce24" office:value-type="string" calcext:value-type="string">
            <text:p>ASI Top Section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Ryan</text:p>
          </table:table-cell>
          <table:table-cell table:style-name="ce31" office:value-type="date" office:date-value="2017-10-28" calcext:value-type="date">
            <text:p>October/2017</text:p>
          </table:table-cell>
          <table:table-cell table:style-name="ce39" office:value-type="string" calcext:value-type="string">
            <text:p><text:a xlink:href="https://drive.google.com/drive/folders/0B160_yMj-jh3SWN0bnBmUGcxQ28" xlink:type="simple">https://drive.google.com/drive/folders/0B160_yMj-jh3SWN0bnBmUGcxQ28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ASI_BOTTOM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IGNITION</text:p>
          </table:table-cell>
          <table:table-cell table:style-name="ce24" office:value-type="string" calcext:value-type="string">
            <text:p>ASI Bottom Section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Ryan</text:p>
          </table:table-cell>
          <table:table-cell table:style-name="ce31" office:value-type="date" office:date-value="2017-10-28" calcext:value-type="date">
            <text:p>October/2017</text:p>
          </table:table-cell>
          <table:table-cell table:style-name="ce39" office:value-type="string" calcext:value-type="string">
            <text:p><text:a xlink:href="https://drive.google.com/drive/folders/0B160_yMj-jh3SWN0bnBmUGcxQ28" xlink:type="simple">https://drive.google.com/drive/folders/0B160_yMj-jh3SWN0bnBmUGcxQ28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12</text:p>
          </table:table-cell>
          <table:table-cell table:style-name="ce10" office:value-type="string" calcext:value-type="string">
            <text:p>02</text:p>
          </table:table-cell>
          <table:table-cell table:style-name="ce12" office:value-type="string" calcext:value-type="string">
            <text:p>ASI_ASSEM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IGNITION</text:p>
          </table:table-cell>
          <table:table-cell table:style-name="ce24" office:value-type="string" calcext:value-type="string">
            <text:p>Assembled ASI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Ryan</text:p>
          </table:table-cell>
          <table:table-cell table:style-name="ce34" office:value-type="date" office:date-value="2017-10-01" calcext:value-type="date">
            <text:p>Oct. 2017</text:p>
          </table:table-cell>
          <table:table-cell table:style-name="ce39" office:value-type="string" calcext:value-type="string">
            <text:p><text:a xlink:href="https://drive.google.com/drive/folders/0B160_yMj-jh3SWN0bnBmUGcxQ28" xlink:type="simple">https://drive.google.com/drive/folders/0B160_yMj-jh3SWN0bnBmUGcxQ28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3</text:p>
          </table:table-cell>
          <table:table-cell table:style-name="ce12" office:value-type="string" calcext:value-type="string">
            <text:p>ASI_ASSEM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IGNITION</text:p>
          </table:table-cell>
          <table:table-cell table:style-name="ce24" office:value-type="string" calcext:value-type="string">
            <text:p>Assembled ASI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Ryan</text:p>
          </table:table-cell>
          <table:table-cell table:style-name="ce34" office:value-type="date" office:date-value="2017-10-28" calcext:value-type="date">
            <text:p>Oct. 2017</text:p>
          </table:table-cell>
          <table:table-cell table:style-name="ce39" office:value-type="string" calcext:value-type="string">
            <text:p><text:a xlink:href="https://drive.google.com/drive/folders/0B160_yMj-jh3SWN0bnBmUGcxQ28" xlink:type="simple">https://drive.google.com/drive/folders/0B160_yMj-jh3SWN0bnBmUGcxQ28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13</text:p>
          </table:table-cell>
          <table:table-cell table:style-name="ce10" office:value-type="string" calcext:value-type="string">
            <text:p>02</text:p>
          </table:table-cell>
          <table:table-cell table:style-name="ce12" office:value-type="string" calcext:value-type="string">
            <text:p>TEST-BASE-PLATE</text:p>
          </table:table-cell>
          <table:table-cell table:style-name="ce17"/>
          <table:table-cell table:style-name="ce3"/>
          <table:table-cell table:style-name="ce3" office:value-type="string" calcext:value-type="string">
            <text:p>TEST</text:p>
          </table:table-cell>
          <table:table-cell table:style-name="ce24" office:value-type="string" calcext:value-type="string">
            <text:p>Test Stand Base Plate</text:p>
          </table:table-cell>
          <table:table-cell table:style-name="ce3"/>
          <table:table-cell table:style-name="ce3" office:value-type="string" calcext:value-type="string">
            <text:p>INCH</text:p>
          </table:table-cell>
          <table:table-cell table:style-name="ce3" table:number-columns-repeated="4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7" office:value-type="string" calcext:value-type="string">
            <text:p>000014</text:p>
          </table:table-cell>
          <table:table-cell table:style-name="ce11" office:value-type="string" calcext:value-type="string">
            <text:p>01</text:p>
          </table:table-cell>
          <table:table-cell table:style-name="ce13" office:value-type="string" calcext:value-type="string">
            <text:p>REMOVE_BEFORE_FLIGHT_ASSM</text:p>
          </table:table-cell>
          <table:table-cell table:style-name="ce19" office:value-type="string" calcext:value-type="string">
            <text:p>Propulsion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Launchy</text:p>
          </table:table-cell>
          <table:table-cell table:style-name="ce26"/>
          <table:table-cell table:style-name="ce13" office:value-type="string" calcext:value-type="string">
            <text:p>Multiple</text:p>
          </table:table-cell>
          <table:table-cell table:style-name="ce3" office:value-type="string" calcext:value-type="string">
            <text:p>INCH</text:p>
          </table:table-cell>
          <table:table-cell table:style-name="ce13" office:value-type="string" calcext:value-type="string">
            <text:p>Cameron Flannery</text:p>
          </table:table-cell>
          <table:table-cell table:style-name="ce35" office:value-type="date" office:date-value="2017-10-21" calcext:value-type="date">
            <text:p>10/21/2017</text:p>
          </table:table-cell>
          <table:table-cell table:style-name="ce13" table:number-columns-repeated="2"/>
          <table:table-cell table:style-name="ce46"/>
          <table:table-cell table:style-name="ce2" table:number-columns-repeated="15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1</text:p>
          </table:table-cell>
          <table:table-cell table:style-name="ce12"/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Launchy</text:p>
          </table:table-cell>
          <table:table-cell table:style-name="ce24" office:value-type="string" calcext:value-type="string">
            <text:p>reduced mass</text:p>
          </table:table-cell>
          <table:table-cell table:style-name="ce3" table:number-columns-repeated="3"/>
          <table:table-cell table:style-name="ce36"/>
          <table:table-cell table:style-name="ce39" office:value-type="string" calcext:value-type="string">
            <text:p><text:a xlink:href="https://drive.google.com/open?id=1-dTsaDqeZgh3JERBWOk65MMZL1RaPB8O" xlink:type="simple">https://drive.google.com/open?id=1-dTsaDqeZgh3JERBWOk65MMZL1RaPB8O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15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PINTLE_INJECT_ASSM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Traditional Pintle Assembly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Brandon/Juan/Vickie</text:p>
          </table:table-cell>
          <table:table-cell table:style-name="ce36" office:value-type="date" office:date-value="2017-10-14" calcext:value-type="date">
            <text:p>10/14/17</text:p>
          </table:table-cell>
          <table:table-cell table:style-name="ce39" office:value-type="string" calcext:value-type="string">
            <text:p><text:a xlink:href="https://drive.google.com/open?id=0B0E2MayKUhA-d0FtZGpwTDB1Ujg" xlink:type="simple">https://drive.google.com/open?id=0B0E2MayKUhA-d0FtZGpwTDB1Ujg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2</text:p>
          </table:table-cell>
          <table:table-cell table:style-name="ce12"/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Assembled Injector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</text:p>
          </table:table-cell>
          <table:table-cell table:style-name="ce36" office:value-type="date" office:date-value="2017-10-22" calcext:value-type="date">
            <text:p>10/22/17</text:p>
          </table:table-cell>
          <table:table-cell table:style-name="ce39" office:value-type="string" calcext:value-type="string">
            <text:p><text:a xlink:href="https://drive.google.com/open?id=0B7FrESEI13tgWmdGdjc5NTdReVk" xlink:type="simple">https://drive.google.com/open?id=0B7FrESEI13tgWmdGdjc5NTdReVk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3</text:p>
          </table:table-cell>
          <table:table-cell table:style-name="ce12"/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Assembled Injector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Ross/Jonny</text:p>
          </table:table-cell>
          <table:table-cell table:style-name="ce36" office:value-type="date" office:date-value="2017-10-27" calcext:value-type="date">
            <text:p>10/27/17</text:p>
          </table:table-cell>
          <table:table-cell table:style-name="ce39" office:value-type="string" calcext:value-type="string">
            <text:p><text:a xlink:href="https://drive.google.com/open?id=0B7FrESEI13tgWGx2TzZ6SVFTUWs" xlink:type="simple">https://drive.google.com/open?id=0B7FrESEI13tgWGx2TzZ6SVFTUWs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4</text:p>
          </table:table-cell>
          <table:table-cell table:style-name="ce12"/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Assembled Injector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Ross</text:p>
          </table:table-cell>
          <table:table-cell table:style-name="ce36" office:value-type="date" office:date-value="2017-10-28" calcext:value-type="date">
            <text:p>10/28/17</text:p>
          </table:table-cell>
          <table:table-cell table:style-name="ce41" office:value-type="string" calcext:value-type="string">
            <text:p>In Progress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16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ANNULAR_DISK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Traditional Annular Disk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Brandon/Juan/Vickie</text:p>
          </table:table-cell>
          <table:table-cell table:style-name="ce36" office:value-type="date" office:date-value="2017-10-14" calcext:value-type="date">
            <text:p>10/14/17</text:p>
          </table:table-cell>
          <table:table-cell table:style-name="ce39" office:value-type="string" calcext:value-type="string">
            <text:p><text:a xlink:href="https://drive.google.com/open?id=0B0E2MayKUhA-VF8tVmRMRFFVYWM" xlink:type="simple">https://drive.google.com/open?id=0B0E2MayKUhA-VF8tVmRMRFFVYWM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17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PINTLE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Traditional Pintl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Brandon/Juan/Vickie</text:p>
          </table:table-cell>
          <table:table-cell table:style-name="ce36" office:value-type="date" office:date-value="2017-10-14" calcext:value-type="date">
            <text:p>10/14/17</text:p>
          </table:table-cell>
          <table:table-cell table:style-name="ce39" office:value-type="string" calcext:value-type="string">
            <text:p><text:a xlink:href="https://drive.google.com/open?id=0B0E2MayKUhA-M0o1OEVabEVOMjQ" xlink:type="simple">https://drive.google.com/open?id=0B0E2MayKUhA-M0o1OEVabEVOMjQ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18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BASEPLATE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Injector Baseplat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Brandon/Juan/Vickie</text:p>
          </table:table-cell>
          <table:table-cell table:style-name="ce36" office:value-type="date" office:date-value="2017-10-14" calcext:value-type="date">
            <text:p>10/14/17</text:p>
          </table:table-cell>
          <table:table-cell table:style-name="ce39" office:value-type="string" calcext:value-type="string">
            <text:p><text:a xlink:href="https://drive.google.com/open?id=0B0E2MayKUhA-Y0w3aGpqbG9aSTA" xlink:type="simple">https://drive.google.com/open?id=0B0E2MayKUhA-Y0w3aGpqbG9aSTA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19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BTTM_PLATE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7" office:value-type="string" calcext:value-type="string">
            <text:p>Bottom Plat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</text:p>
          </table:table-cell>
          <table:table-cell table:style-name="ce36" office:value-type="date" office:date-value="2017-10-22" calcext:value-type="date">
            <text:p>10/22/17</text:p>
          </table:table-cell>
          <table:table-cell table:style-name="ce39" office:value-type="string" calcext:value-type="string">
            <text:p><text:a xlink:href="https://drive.google.com/open?id=0B7FrESEI13tgVTRuZnJGM1NRYTg" xlink:type="simple">https://drive.google.com/open?id=0B7FrESEI13tgVTRuZnJGM1NRYTg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20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TOP_PLATE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7" office:value-type="string" calcext:value-type="string">
            <text:p>Upper Plat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</text:p>
          </table:table-cell>
          <table:table-cell table:style-name="ce36" office:value-type="date" office:date-value="2017-10-22" calcext:value-type="date">
            <text:p>10/22/17</text:p>
          </table:table-cell>
          <table:table-cell table:style-name="ce39" office:value-type="string" calcext:value-type="string">
            <text:p><text:a xlink:href="https://drive.google.com/open?id=0B7FrESEI13tgX3VfTmVwTUUzQ00" xlink:type="simple">https://drive.google.com/open?id=0B7FrESEI13tgX3VfTmVwTUUzQ00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21</text:p>
          </table:table-cell>
          <table:table-cell table:style-name="ce10" office:value-type="string" calcext:value-type="string">
            <text:p>01</text:p>
          </table:table-cell>
          <table:table-cell table:style-name="ce14" office:value-type="string" calcext:value-type="string">
            <text:p>TOP_LNG_PLATE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Upper LNG Plat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Garret/Ross</text:p>
          </table:table-cell>
          <table:table-cell table:style-name="ce3"/>
          <table:table-cell table:style-name="ce41" office:value-type="string" calcext:value-type="string">
            <text:p>Not Iterated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22</text:p>
          </table:table-cell>
          <table:table-cell table:style-name="ce10" office:value-type="string" calcext:value-type="string">
            <text:p>01</text:p>
          </table:table-cell>
          <table:table-cell table:style-name="ce14" office:value-type="string" calcext:value-type="string">
            <text:p>LOWER_LNG_PLATE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Lower LNG Plat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Garret/Ross</text:p>
          </table:table-cell>
          <table:table-cell table:style-name="ce36" office:value-type="date" office:date-value="2017-10-27" calcext:value-type="date">
            <text:p>10/27/17</text:p>
          </table:table-cell>
          <table:table-cell table:style-name="ce39" office:value-type="string" calcext:value-type="string">
            <text:p><text:a xlink:href="https://drive.google.com/open?id=0B7FrESEI13tgTHp4TllkRFRWX2c" xlink:type="simple">https://drive.google.com/open?id=0B7FrESEI13tgTHp4TllkRFRWX2c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23</text:p>
          </table:table-cell>
          <table:table-cell table:style-name="ce10" office:value-type="string" calcext:value-type="string">
            <text:p>01</text:p>
          </table:table-cell>
          <table:table-cell table:style-name="ce14" office:value-type="string" calcext:value-type="string">
            <text:p>TOP_LOX_PLATE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Upper LOX Plat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</text:p>
          </table:table-cell>
          <table:table-cell table:style-name="ce36" office:value-type="date" office:date-value="2017-10-27" calcext:value-type="date">
            <text:p>10/27/17</text:p>
          </table:table-cell>
          <table:table-cell table:style-name="ce39" office:value-type="string" calcext:value-type="string">
            <text:p><text:a xlink:href="https://drive.google.com/open?id=0B7FrESEI13tgUmd2dVRLY0syZ3M" xlink:type="simple">https://drive.google.com/open?id=0B7FrESEI13tgUmd2dVRLY0syZ3M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2</text:p>
          </table:table-cell>
          <table:table-cell table:style-name="ce14"/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Upper LOX Plat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Garret/Ross/Jonny</text:p>
          </table:table-cell>
          <table:table-cell table:style-name="ce36" office:value-type="date" office:date-value="2017-10-28" calcext:value-type="date">
            <text:p>10/28/17</text:p>
          </table:table-cell>
          <table:table-cell table:style-name="ce41" office:value-type="string" calcext:value-type="string">
            <text:p>In Progress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24</text:p>
          </table:table-cell>
          <table:table-cell table:style-name="ce10" office:value-type="string" calcext:value-type="string">
            <text:p>01</text:p>
          </table:table-cell>
          <table:table-cell table:style-name="ce14" office:value-type="string" calcext:value-type="string">
            <text:p>LOWER_LOX_PLATE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Lower LOXPlat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</text:p>
          </table:table-cell>
          <table:table-cell table:style-name="ce36" office:value-type="date" office:date-value="2017-10-27" calcext:value-type="date">
            <text:p>10/27/17</text:p>
          </table:table-cell>
          <table:table-cell table:style-name="ce39" office:value-type="string" calcext:value-type="string">
            <text:p><text:a xlink:href="https://drive.google.com/open?id=0B7FrESEI13tgWjItTjJHWEwwQ3c" xlink:type="simple">https://drive.google.com/open?id=0B7FrESEI13tgWjItTjJHWEwwQ3c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2</text:p>
          </table:table-cell>
          <table:table-cell table:style-name="ce14"/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Lower LOXPlat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Garret/Ross/Jonny</text:p>
          </table:table-cell>
          <table:table-cell table:style-name="ce36" office:value-type="date" office:date-value="2017-10-28" calcext:value-type="date">
            <text:p>10/28/17</text:p>
          </table:table-cell>
          <table:table-cell table:style-name="ce41" office:value-type="string" calcext:value-type="string">
            <text:p>In Progress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25</text:p>
          </table:table-cell>
          <table:table-cell table:style-name="ce10" office:value-type="string" calcext:value-type="string">
            <text:p>01</text:p>
          </table:table-cell>
          <table:table-cell table:style-name="ce14" office:value-type="string" calcext:value-type="string">
            <text:p>TOP_LNG_PLATE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Upper LNG Plat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Garret/Ross/Jonny</text:p>
          </table:table-cell>
          <table:table-cell table:style-name="ce36" office:value-type="date" office:date-value="2017-10-28" calcext:value-type="date">
            <text:p>10/28/17</text:p>
          </table:table-cell>
          <table:table-cell table:style-name="ce41" office:value-type="string" calcext:value-type="string">
            <text:p>In Progress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26</text:p>
          </table:table-cell>
          <table:table-cell table:style-name="ce10" office:value-type="string" calcext:value-type="string">
            <text:p>01</text:p>
          </table:table-cell>
          <table:table-cell table:style-name="ce14" office:value-type="string" calcext:value-type="string">
            <text:p>LOWER_LNG_PLATE</text:p>
          </table:table-cell>
          <table:table-cell table:style-name="ce19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Lower LNG Plate</text:p>
          </table:table-cell>
          <table:table-cell table:style-name="ce3" office:value-type="string" calcext:value-type="string">
            <text:p>Stainless 31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Garret/Ross/Jonny</text:p>
          </table:table-cell>
          <table:table-cell table:style-name="ce36" office:value-type="date" office:date-value="2017-10-28" calcext:value-type="date">
            <text:p>10/28/17</text:p>
          </table:table-cell>
          <table:table-cell table:style-name="ce41" office:value-type="string" calcext:value-type="string">
            <text:p>In Progress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29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LAUNCH_MOUNT_CLEVIS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/>
          <table:table-cell table:style-name="ce3" office:value-type="string" calcext:value-type="string">
            <text:p>Carbon Steel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03" calcext:value-type="date">
            <text:p>11/3/2017</text:p>
          </table:table-cell>
          <table:table-cell table:style-name="ce3" office:value-type="string" calcext:value-type="string">
            <text:p>In Progress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30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FILM_COOLING_VOLUTE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/>
          <table:table-cell table:style-name="ce3" office:value-type="string" calcext:value-type="string">
            <text:p>Inconel 718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03" calcext:value-type="date">
            <text:p>11/3/2017</text:p>
          </table:table-cell>
          <table:table-cell table:style-name="ce3" office:value-type="string" calcext:value-type="string">
            <text:p>In Progress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2</text:p>
          </table:table-cell>
          <table:table-cell table:style-name="ce12"/>
          <table:table-cell table:style-name="ce17"/>
          <table:table-cell table:style-name="ce3" table:number-columns-repeated="2"/>
          <table:table-cell table:style-name="ce24" office:value-type="string" calcext:value-type="string">
            <text:p>Reduced mass</text:p>
          </table:table-cell>
          <table:table-cell table:style-name="ce3" office:value-type="string" calcext:value-type="string">
            <text:p>Inconel 718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15" calcext:value-type="date">
            <text:p>11/15/2017</text:p>
          </table:table-cell>
          <table:table-cell table:style-name="ce3" office:value-type="string" calcext:value-type="string">
            <text:p>In Progress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31</text:p>
          </table:table-cell>
          <table:table-cell table:style-name="ce10" office:value-type="string" calcext:value-type="string">
            <text:p>02</text:p>
          </table:table-cell>
          <table:table-cell table:style-name="ce12" office:value-type="string" calcext:value-type="string">
            <text:p>PINTLE_UPPER_PLATE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/>
          <table:table-cell table:style-name="ce3" office:value-type="string" calcext:value-type="string">
            <text:p>Inconel 718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03" calcext:value-type="date">
            <text:p>11/3/2017</text:p>
          </table:table-cell>
          <table:table-cell table:style-name="ce3" office:value-type="string" calcext:value-type="string">
            <text:p>In Progress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32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PINTLE_MIDDLE_PLATE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/>
          <table:table-cell table:style-name="ce3" office:value-type="string" calcext:value-type="string">
            <text:p>Inconel 718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03" calcext:value-type="date">
            <text:p>11/3/2017</text:p>
          </table:table-cell>
          <table:table-cell table:style-name="ce3" office:value-type="string" calcext:value-type="string">
            <text:p>In Progress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2</text:p>
          </table:table-cell>
          <table:table-cell table:style-name="ce12"/>
          <table:table-cell table:style-name="ce17"/>
          <table:table-cell table:style-name="ce3" table:number-columns-repeated="2"/>
          <table:table-cell table:style-name="ce24" office:value-type="string" calcext:value-type="string">
            <text:p>Reduced mass</text:p>
          </table:table-cell>
          <table:table-cell table:style-name="ce3" office:value-type="string" calcext:value-type="string">
            <text:p>Inconel 718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15" calcext:value-type="date">
            <text:p>11/15/2017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33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PINTLE_BOTTOM_PLATE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/>
          <table:table-cell table:style-name="ce3" office:value-type="string" calcext:value-type="string">
            <text:p>Inconel 718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03" calcext:value-type="date">
            <text:p>11/3/2017</text:p>
          </table:table-cell>
          <table:table-cell table:style-name="ce3" office:value-type="string" calcext:value-type="string">
            <text:p>In Progress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02</text:p>
          </table:table-cell>
          <table:table-cell table:style-name="ce12"/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/>
          <table:table-cell table:style-name="ce24" office:value-type="string" calcext:value-type="string">
            <text:p>Combined 000033 and 000030</text:p>
          </table:table-cell>
          <table:table-cell table:style-name="ce3" office:value-type="string" calcext:value-type="string">
            <text:p>Inconel 718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Ross Libman/ Jonny V</text:p>
          </table:table-cell>
          <table:table-cell table:style-name="ce37" office:value-type="string" calcext:value-type="string">
            <text:p>11/18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34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LOX_DIFFUSER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/>
          <table:table-cell table:style-name="ce24"/>
          <table:table-cell table:style-name="ce3" office:value-type="string" calcext:value-type="string">
            <text:p>Inconel 718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1-25" calcext:value-type="date">
            <text:p>1/25/2018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35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LOX_DOME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/>
          <table:table-cell table:style-name="ce3" office:value-type="string" calcext:value-type="string">
            <text:p>Inconel 718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1-25" calcext:value-type="date">
            <text:p>1/25/2018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36</text:p>
          </table:table-cell>
          <table:table-cell table:style-name="ce10" office:value-type="string" calcext:value-type="string">
            <text:p>10</text:p>
          </table:table-cell>
          <table:table-cell table:style-name="ce12" office:value-type="string" calcext:value-type="string">
            <text:p>RBF_TCA_3D_PRINT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RBF</text:p>
          </table:table-cell>
          <table:table-cell table:style-name="ce3"/>
          <table:table-cell table:style-name="ce24" office:value-type="string" calcext:value-type="string">
            <text:p>3d printed version of TCA. Holes sized down for post processing</text:p>
          </table:table-cell>
          <table:table-cell table:style-name="ce3" office:value-type="string" calcext:value-type="string">
            <text:p>Inconel 718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1-25" calcext:value-type="date">
            <text:p>1/25/2018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37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38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39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40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41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7" office:value-type="string" calcext:value-type="string">
            <text:p>000042</text:p>
          </table:table-cell>
          <table:table-cell table:style-name="ce11" office:value-type="string" calcext:value-type="string">
            <text:p>01</text:p>
          </table:table-cell>
          <table:table-cell table:style-name="ce13" office:value-type="string" calcext:value-type="string">
            <text:p>LAUNCHY_MCLAUNCHFACE_ASSM</text:p>
          </table:table-cell>
          <table:table-cell table:style-name="ce19" office:value-type="string" calcext:value-type="string">
            <text:p>NA</text:p>
          </table:table-cell>
          <table:table-cell table:style-name="ce13" office:value-type="string" calcext:value-type="string">
            <text:p>LAUNCHY</text:p>
          </table:table-cell>
          <table:table-cell table:style-name="ce13"/>
          <table:table-cell table:style-name="ce26" office:value-type="string" calcext:value-type="string">
            <text:p>Launch McLanchface is a LOX/Methane sub-orbital rocket developd for the FAR | Mars Society Launch Competition.</text:p>
          </table:table-cell>
          <table:table-cell table:style-name="ce13" office:value-type="string" calcext:value-type="string">
            <text:p>Multiple</text:p>
          </table:table-cell>
          <table:table-cell table:style-name="ce13" office:value-type="string" calcext:value-type="string">
            <text:p>INCH</text:p>
          </table:table-cell>
          <table:table-cell table:style-name="ce13" office:value-type="string" calcext:value-type="string">
            <text:p>Cameron Flannery</text:p>
          </table:table-cell>
          <table:table-cell table:style-name="ce35" office:value-type="date" office:date-value="2017-10-19" calcext:value-type="date">
            <text:p>10/19/2017</text:p>
          </table:table-cell>
          <table:table-cell table:style-name="ce13" table:number-columns-repeated="2"/>
          <table:table-cell table:style-name="ce46"/>
          <table:table-cell table:style-name="ce2" table:number-columns-repeated="15"/>
          <table:table-cell table:number-columns-repeated="994"/>
        </table:table-row>
        <table:table-row table:style-name="ro1" table:visibility="collapse">
          <table:table-cell table:style-name="ce2"/>
          <table:table-cell table:style-name="ce6"/>
          <table:table-cell table:style-name="ce10" office:value-type="string" calcext:value-type="string">
            <text:p>02</text:p>
          </table:table-cell>
          <table:table-cell table:style-name="ce12" office:value-type="string" calcext:value-type="string">
            <text:p>LAUNCHY_MCLAUNCHFACE_ASSM</text:p>
          </table:table-cell>
          <table:table-cell table:style-name="ce17" office:value-type="string" calcext:value-type="string">
            <text:p>NA</text:p>
          </table:table-cell>
          <table:table-cell table:style-name="ce3" table:number-columns-repeated="2"/>
          <table:table-cell table:style-name="ce24" office:value-type="string" calcext:value-type="string">
            <text:p>updated a bunch of subassemblies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15" calcext:value-type="date">
            <text:p>11/15/2017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 table:visibility="collapse">
          <table:table-cell table:style-name="ce2"/>
          <table:table-cell table:style-name="ce6"/>
          <table:table-cell table:style-name="ce10" office:value-type="string" calcext:value-type="string">
            <text:p>03</text:p>
          </table:table-cell>
          <table:table-cell table:style-name="ce12" office:value-type="string" calcext:value-type="string">
            <text:p>LAUNCHY_MCLAUNCHFACE_ASSM</text:p>
          </table:table-cell>
          <table:table-cell table:style-name="ce17" office:value-type="string" calcext:value-type="string">
            <text:p>NA</text:p>
          </table:table-cell>
          <table:table-cell table:style-name="ce3" table:number-columns-repeated="2"/>
          <table:table-cell table:style-name="ce24" office:value-type="string" calcext:value-type="string">
            <text:p>structural updates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17" calcext:value-type="date">
            <text:p>11/17/2017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43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AVI_RECOVERY_PLATE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Marika Hale</text:p>
          </table:table-cell>
          <table:table-cell table:style-name="ce33" office:value-type="date" office:date-value="2018-02-03" calcext:value-type="date">
            <text:p>2/3/2018</text:p>
          </table:table-cell>
          <table:table-cell table:style-name="ce42" office:value-type="string" calcext:value-type="string">
            <text:p><text:a xlink:href="https://drive.google.com/open?id=1FJUU5KWpzZ6cr0F0y2g5HPXsrF-8CD2d" xlink:type="simple">https://drive.google.com/open?id=1FJUU5KWpzZ6cr0F0y2g5HPXsrF-8CD2d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44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AVI_CAMERON_PLATE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Fiberglass</text:p>
          </table:table-cell>
          <table:table-cell table:style-name="ce3" table:number-columns-repeated="2"/>
          <table:table-cell table:style-name="ce33"/>
          <table:table-cell table:style-name="ce42" office:value-type="string" calcext:value-type="string">
            <text:p><text:a xlink:href="https://drive.google.com/open?id=1mzfpHccTUYa1YVHH9LHlXsTMxGhjxU34" xlink:type="simple">https://drive.google.com/open?id=1mzfpHccTUYa1YVHH9LHlXsTMxGhjxU34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45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AVI_POWER_PLATE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table:number-columns-repeated="2"/>
          <table:table-cell table:style-name="ce33"/>
          <table:table-cell table:style-name="ce42" office:value-type="string" calcext:value-type="string">
            <text:p><text:a xlink:href="https://drive.google.com/open?id=1mUkqca7qFAnllpnJOHxToposp2p6Rpj2" xlink:type="simple">https://drive.google.com/open?id=1mUkqca7qFAnllpnJOHxToposp2p6Rpj2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46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AVI_UPPER_SUPPORT_RING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table:number-columns-repeated="2"/>
          <table:table-cell table:style-name="ce33"/>
          <table:table-cell table:style-name="ce42" office:value-type="string" calcext:value-type="string">
            <text:p><text:a xlink:href="https://drive.google.com/open?id=1buukLAwM2L3Pfx_wYNv9ia-UxCu9TEaV" xlink:type="simple">https://drive.google.com/open?id=1buukLAwM2L3Pfx_wYNv9ia-UxCu9TEaV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47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AVI_LOWER_SUPPORT_RING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table:number-columns-repeated="3"/>
          <table:table-cell table:style-name="ce42" office:value-type="string" calcext:value-type="string">
            <text:p><text:a xlink:href="https://drive.google.com/open?id=1d4L1jWlnH7oqANgBLh6u_I2Zspc84o09" xlink:type="simple">https://drive.google.com/open?id=1d4L1jWlnH7oqANgBLh6u_I2Zspc84o09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48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AVI_AIRFRAME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Fiberglass</text:p>
          </table:table-cell>
          <table:table-cell table:style-name="ce3" table:number-columns-repeated="3"/>
          <table:table-cell table:style-name="ce42" office:value-type="string" calcext:value-type="string">
            <text:p><text:a xlink:href="https://drive.google.com/open?id=1fuE4PQj7tWxqWBfD6bi3BF4bs6UOGOD5" xlink:type="simple">https://drive.google.com/open?id=1fuE4PQj7tWxqWBfD6bi3BF4bs6UOGOD5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49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AVI_AIRFRAME_ASSM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Multiple</text:p>
          </table:table-cell>
          <table:table-cell table:style-name="ce3" table:number-columns-repeated="2"/>
          <table:table-cell table:style-name="ce33"/>
          <table:table-cell table:style-name="ce42" office:value-type="string" calcext:value-type="string">
            <text:p><text:a xlink:href="https://drive.google.com/open?id=1GFsR-KhlV1yV1OO4VIm6qSrlKghryoES" xlink:type="simple">https://drive.google.com/open?id=1GFsR-KhlV1yV1OO4VIm6qSrlKghryoES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50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INERT_TANK_BULKHEAD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table:number-columns-repeated="2"/>
          <table:table-cell table:style-name="ce33"/>
          <table:table-cell table:style-name="ce42" office:value-type="string" calcext:value-type="string">
            <text:p><text:a xlink:href="https://drive.google.com/open?id=1xZdzOfFYQ0HOGRpTWaELUUX0ULa34VkD" xlink:type="simple">https://drive.google.com/open?id=1xZdzOfFYQ0HOGRpTWaELUUX0ULa34VkD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51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INERT_GAS_TANK_CLAMP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table:number-columns-repeated="2"/>
          <table:table-cell table:style-name="ce33"/>
          <table:table-cell table:style-name="ce42" office:value-type="string" calcext:value-type="string">
            <text:p><text:a xlink:href="https://drive.google.com/open?id=1N35sFtNh8WeGMjZOosSmGY5wu1gttwDo" xlink:type="simple">https://drive.google.com/open?id=1N35sFtNh8WeGMjZOosSmGY5wu1gttwDo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52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INERT_GAS_STABILIZATION_RING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0-19" calcext:value-type="date">
            <text:p>10/19/2017</text:p>
          </table:table-cell>
          <table:table-cell table:style-name="ce42" office:value-type="string" calcext:value-type="string">
            <text:p><text:a xlink:href="https://drive.google.com/open?id=1kJKDi4SrbWLz0GbMoM2SWla7awknj3Fg" xlink:type="simple">https://drive.google.com/open?id=1kJKDi4SrbWLz0GbMoM2SWla7awknj3Fg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53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INERT_TANK_AIRFRAME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CF-Al-CF</text:p>
          </table:table-cell>
          <table:table-cell table:style-name="ce3" table:number-columns-repeated="3"/>
          <table:table-cell table:style-name="ce42" office:value-type="string" calcext:value-type="string">
            <text:p><text:a xlink:href="https://drive.google.com/open?id=1v2Taih-O6gPZs-87UqGd8vaOcgGQgSG4" xlink:type="simple">https://drive.google.com/open?id=1v2Taih-O6gPZs-87UqGd8vaOcgGQgSG4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54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LOX_UPPER_AIRFRAME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CF-Al-CF</text:p>
          </table:table-cell>
          <table:table-cell table:style-name="ce3" table:number-columns-repeated="3"/>
          <table:table-cell table:style-name="ce42" office:value-type="string" calcext:value-type="string">
            <text:p><text:a xlink:href="https://drive.google.com/open?id=1ZC1I-NzW4Psti1OgcHfGRm8ri443b8vT" xlink:type="simple">https://drive.google.com/open?id=1ZC1I-NzW4Psti1OgcHfGRm8ri443b8vT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55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LOX_LOWER_AIRFRAME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CF-Al-CF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0-19" calcext:value-type="date">
            <text:p>10/19/2017</text:p>
          </table:table-cell>
          <table:table-cell table:style-name="ce43" office:value-type="string" calcext:value-type="string">
            <text:p><text:a xlink:href="https://drive.google.com/open?id=1Q1eX3lfvbZKENGUsJ4-FLB9Yc0ZuYUoK" xlink:type="simple">https://drive.google.com/open?id=1Q1eX3lfvbZKENGUsJ4-FLB9Yc0ZuYUoK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56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LNG_UPPER_AIRFRAME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CF-Al-CF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0-19" calcext:value-type="date">
            <text:p>10/19/2017</text:p>
          </table:table-cell>
          <table:table-cell table:style-name="ce42" office:value-type="string" calcext:value-type="string">
            <text:p><text:a xlink:href="https://drive.google.com/open?id=1sG8c3ubbMBoZluG8GrVyKSYkvBYmE1UF" xlink:type="simple">https://drive.google.com/open?id=1sG8c3ubbMBoZluG8GrVyKSYkvBYmE1U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57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FIN_CAN_AIRFRAME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CF-Al-CF</text:p>
          </table:table-cell>
          <table:table-cell table:style-name="ce3" table:number-columns-repeated="3"/>
          <table:table-cell table:style-name="ce42" office:value-type="string" calcext:value-type="string">
            <text:p><text:a xlink:href="https://drive.google.com/open?id=1Snl9pVwfrOca_6Qv91lgBRutzc5TsLgE" xlink:type="simple">https://drive.google.com/open?id=1Snl9pVwfrOca_6Qv91lgBRutzc5TsLgE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58</text:p>
          </table:table-cell>
          <table:table-cell table:style-name="ce10" office:value-type="string" calcext:value-type="string">
            <text:p>01</text:p>
          </table:table-cell>
          <table:table-cell table:style-name="ce16" office:value-type="string" calcext:value-type="string">
            <text:p>FIN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table:number-columns-repeated="3"/>
          <table:table-cell table:style-name="ce33"/>
          <table:table-cell table:style-name="ce42" office:value-type="string" calcext:value-type="string">
            <text:p><text:a xlink:href="https://drive.google.com/open?id=1lV66AKGDBztRPShXjMTlFVoSnvRUnPd7" xlink:type="simple">https://drive.google.com/open?id=1lV66AKGDBztRPShXjMTlFVoSnvRUnPd7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59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FIN_ANCHOR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table:number-columns-repeated="2"/>
          <table:table-cell table:style-name="ce3" office:value-type="string" calcext:value-type="string">
            <text:p>Garret Wiesehan</text:p>
          </table:table-cell>
          <table:table-cell table:style-name="ce36" office:value-type="date" office:date-value="2018-02-12" calcext:value-type="date">
            <text:p>2/12/18</text:p>
          </table:table-cell>
          <table:table-cell table:style-name="ce42" office:value-type="string" calcext:value-type="string">
            <text:p><text:a xlink:href="https://drive.google.com/open?id=1l8oHez__bH8GLL9csb6RmAGDldojdhqH" xlink:type="simple">https://drive.google.com/open?id=1l8oHez__bH8GLL9csb6RmAGDldojdhqH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60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BOAT_TAIL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table:number-columns-repeated="3"/>
          <table:table-cell table:style-name="ce33"/>
          <table:table-cell table:style-name="ce42" office:value-type="string" calcext:value-type="string">
            <text:p><text:a xlink:href="https://drive.google.com/open?id=1lo-uWOGrNwLm_LjzkzXCD_osIZlNf4ZJ" xlink:type="simple">https://drive.google.com/open?id=1lo-uWOGrNwLm_LjzkzXCD_osIZlNf4ZJ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61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THRUST_MOUNT_ASSM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10" calcext:value-type="date">
            <text:p>11/10/2017</text:p>
          </table:table-cell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62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ENGINE_CLEVIS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RBF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10" calcext:value-type="date">
            <text:p>11/10/2017</text:p>
          </table:table-cell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63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FPM_ASSEM</text:p>
          </table:table-cell>
          <table:table-cell table:style-name="ce17" office:value-type="string" calcext:value-type="string">
            <text:p>Structures</text:p>
          </table:table-cell>
          <table:table-cell table:style-name="ce2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8" office:value-type="string" calcext:value-type="string">
            <text:p>Assembled Fuel Port Mount</text:p>
          </table:table-cell>
          <table:table-cell table:style-name="ce3" office:value-type="string" calcext:value-type="string">
            <text:p>Aluminum</text:p>
          </table:table-cell>
          <table:table-cell table:style-name="ce28" office:value-type="string" calcext:value-type="string">
            <text:p>INCH</text:p>
          </table:table-cell>
          <table:table-cell table:style-name="ce28" office:value-type="string" calcext:value-type="string">
            <text:p>Jonny V</text:p>
          </table:table-cell>
          <table:table-cell table:style-name="ce33" office:value-type="date" office:date-value="2017-11-11" calcext:value-type="date">
            <text:p>11/11/2017</text:p>
          </table:table-cell>
          <table:table-cell table:style-name="ce42" office:value-type="string" calcext:value-type="string">
            <text:p><text:a xlink:href="https://drive.google.com/open?id=1YEZQl6JmVXIkbKv1JT-eeo1RUbUIhbPY" xlink:type="simple">https://drive.google.com/open?id=1YEZQl6JmVXIkbKv1JT-eeo1RUbUIhbPY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64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FPM_SM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 office:value-type="string" calcext:value-type="string">
            <text:p>Fuel Port Mount // Sheet Metal</text:p>
          </table:table-cell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</text:p>
          </table:table-cell>
          <table:table-cell table:style-name="ce33" office:value-type="date" office:date-value="2017-11-11" calcext:value-type="date">
            <text:p>11/11/2017</text:p>
          </table:table-cell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65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FPM_BOLT_INTERFACE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 office:value-type="string" calcext:value-type="string">
            <text:p>Rounded Mount</text:p>
          </table:table-cell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</text:p>
          </table:table-cell>
          <table:table-cell table:style-name="ce33" office:value-type="date" office:date-value="2017-11-11" calcext:value-type="date">
            <text:p>11/11/2017</text:p>
          </table:table-cell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66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THUST_MOUNT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15" calcext:value-type="date">
            <text:p>11/15/2017</text:p>
          </table:table-cell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67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ENGINE_ASSM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1-15" calcext:value-type="date">
            <text:p>11/15/2017</text:p>
          </table:table-cell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68</text:p>
          </table:table-cell>
          <table:table-cell table:style-name="ce10" office:value-type="string" calcext:value-type="string">
            <text:p>01</text:p>
          </table:table-cell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69</text:p>
          </table:table-cell>
          <table:table-cell table:style-name="ce10" office:value-type="string" calcext:value-type="string">
            <text:p>01</text:p>
          </table:table-cell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70</text:p>
          </table:table-cell>
          <table:table-cell table:style-name="ce10" office:value-type="string" calcext:value-type="string">
            <text:p>01</text:p>
          </table:table-cell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71</text:p>
          </table:table-cell>
          <table:table-cell table:style-name="ce10" office:value-type="string" calcext:value-type="string">
            <text:p>01</text:p>
          </table:table-cell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72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ENGINE_CLEVIS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6061-T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1-30" calcext:value-type="date">
            <text:p>1/30/2018</text:p>
          </table:table-cell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73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ENGINE_ARM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6061-T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2-01" calcext:value-type="date">
            <text:p>2/1/2018</text:p>
          </table:table-cell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74</text:p>
          </table:table-cell>
          <table:table-cell table:style-name="ce10" office:value-type="string" calcext:value-type="string">
            <text:p>01</text:p>
          </table:table-cell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75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NOSE_CONE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Jonny V</text:p>
          </table:table-cell>
          <table:table-cell table:style-name="ce33" office:value-type="date" office:date-value="2018-02-05" calcext:value-type="date">
            <text:p>2/5/2018</text:p>
          </table:table-cell>
          <table:table-cell table:style-name="ce42" office:value-type="string" calcext:value-type="string">
            <text:p><text:a xlink:href="https://drive.google.com/open?id=1FZBzlBgdQar6ozPja2BNXy9GtSBsRgAy" xlink:type="simple">https://drive.google.com/open?id=1FZBzlBgdQar6ozPja2BNXy9GtSBsRgAy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76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NOSE_CONE_TIP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6061-T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Marika Hale</text:p>
          </table:table-cell>
          <table:table-cell table:style-name="ce33" office:value-type="date" office:date-value="2018-02-14" calcext:value-type="date">
            <text:p>2/14/2018</text:p>
          </table:table-cell>
          <table:table-cell table:style-name="ce42" office:value-type="string" calcext:value-type="string">
            <text:p><text:a xlink:href="https://drive.google.com/open?id=193EqJQs8eyd7PP7sLaP_zXf6rNL_WonU" xlink:type="simple">https://drive.google.com/open?id=193EqJQs8eyd7PP7sLaP_zXf6rNL_WonU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77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NOSE_CONE_ASSM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6061-T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Marika Hale</text:p>
          </table:table-cell>
          <table:table-cell table:style-name="ce33" office:value-type="date" office:date-value="2018-02-14" calcext:value-type="date">
            <text:p>2/14/2018</text:p>
          </table:table-cell>
          <table:table-cell table:style-name="ce42" office:value-type="string" calcext:value-type="string">
            <text:p><text:a xlink:href="https://drive.google.com/open?id=1D1GnGTlpbjf03vQrrSEZp0AZgCQr8rXL" xlink:type="simple">https://drive.google.com/open?id=1D1GnGTlpbjf03vQrrSEZp0AZgCQr8rXL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78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TANK_BULKHEAD_TOP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 office:value-type="string" calcext:value-type="string">
            <text:p>AN &amp; NPT ports</text:p>
          </table:table-cell>
          <table:table-cell table:style-name="ce3" office:value-type="string" calcext:value-type="string">
            <text:p>Al6061-T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2-05" calcext:value-type="date">
            <text:p>2/5/2018</text:p>
          </table:table-cell>
          <table:table-cell table:style-name="ce42" office:value-type="string" calcext:value-type="string">
            <text:p><text:a xlink:href="https://drive.google.com/open?id=17XVYGKMjMU06UkoSQ1pW1s5xzxhs-UDd" xlink:type="simple">https://drive.google.com/open?id=17XVYGKMjMU06UkoSQ1pW1s5xzxhs-UDd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79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TANK_BULKHEAD_BOTTOM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 office:value-type="string" calcext:value-type="string">
            <text:p>bottom tank bulkhead - 1 an port</text:p>
          </table:table-cell>
          <table:table-cell table:style-name="ce3" office:value-type="string" calcext:value-type="string">
            <text:p>Al6061-T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2-05" calcext:value-type="date">
            <text:p>2/5/2018</text:p>
          </table:table-cell>
          <table:table-cell table:style-name="ce42" office:value-type="string" calcext:value-type="string">
            <text:p><text:a xlink:href="https://drive.google.com/open?id=1Ee0Bg7uM5tVNEeNP6yvDu5cwqjnBHF_P" xlink:type="simple">https://drive.google.com/open?id=1Ee0Bg7uM5tVNEeNP6yvDu5cwqjnBHF_P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80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LOX_TANK_WALL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6061-T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2-05" calcext:value-type="date">
            <text:p>2/5/2018</text:p>
          </table:table-cell>
          <table:table-cell table:style-name="ce42" office:value-type="string" calcext:value-type="string">
            <text:p><text:a xlink:href="https://drive.google.com/open?id=1D-vhPsFakP3DWMrSeiRMn14gFWRoR2d7" xlink:type="simple">https://drive.google.com/open?id=1D-vhPsFakP3DWMrSeiRMn14gFWRoR2d7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81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LOX_TANK_ASSM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 office:value-type="string" calcext:value-type="string">
            <text:p>tank assemly, no valves</text:p>
          </table:table-cell>
          <table:table-cell table:style-name="ce3" office:value-type="string" calcext:value-type="string">
            <text:p>Al6061-T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2-05" calcext:value-type="date">
            <text:p>2/5/2018</text:p>
          </table:table-cell>
          <table:table-cell table:style-name="ce42" office:value-type="string" calcext:value-type="string">
            <text:p><text:a xlink:href="https://drive.google.com/open?id=13MZDIjU3mBMES3Za4d97I4dqBOPNr_xQ" xlink:type="simple">https://drive.google.com/open?id=13MZDIjU3mBMES3Za4d97I4dqBOPNr_xQ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82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LNG_TANK_WALL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2-05" calcext:value-type="date">
            <text:p>2/5/2018</text:p>
          </table:table-cell>
          <table:table-cell table:style-name="ce42" office:value-type="string" calcext:value-type="string">
            <text:p><text:a xlink:href="https://drive.google.com/open?id=1smo225eLkP2m6YkHSRSk2_YLsk7p9LYb" xlink:type="simple">https://drive.google.com/open?id=1smo225eLkP2m6YkHSRSk2_YLsk7p9LYb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83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LNG_TANK_ASSM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 office:value-type="string" calcext:value-type="string">
            <text:p>tank assembly, no valves</text:p>
          </table:table-cell>
          <table:table-cell table:style-name="ce3" office:value-type="string" calcext:value-type="string">
            <text:p>Al6061-T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2-05" calcext:value-type="date">
            <text:p>2/5/2018</text:p>
          </table:table-cell>
          <table:table-cell table:style-name="ce42" office:value-type="string" calcext:value-type="string">
            <text:p><text:a xlink:href="https://drive.google.com/open?id=1a9K2AHoxsZ1fSsnnrGSWnw2-u9QHBvk7" xlink:type="simple">https://drive.google.com/open?id=1a9K2AHoxsZ1fSsnnrGSWnw2-u9QHBvk7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84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INVAR_STRIP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2-05" calcext:value-type="date">
            <text:p>2/5/2018</text:p>
          </table:table-cell>
          <table:table-cell table:style-name="ce42" office:value-type="string" calcext:value-type="string">
            <text:p><text:a xlink:href="https://drive.google.com/open?id=1ic-vnQgIwqlkwKapE8qDISqBaT7x3LQm" xlink:type="simple">https://drive.google.com/open?id=1ic-vnQgIwqlkwKapE8qDISqBaT7x3LQm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85</text:p>
          </table:table-cell>
          <table:table-cell table:style-name="ce10" office:value-type="string" calcext:value-type="string">
            <text:p>01</text:p>
          </table:table-cell>
          <table:table-cell table:style-name="ce15" office:value-type="string" calcext:value-type="string">
            <text:p>LAUNCH_RAIL_LUG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PLA?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2-05" calcext:value-type="date">
            <text:p>2/5/2018</text:p>
          </table:table-cell>
          <table:table-cell table:style-name="ce42" office:value-type="string" calcext:value-type="string">
            <text:p><text:a xlink:href="https://drive.google.com/open?id=1ULhYg37ocTDMdX-63TySDnRd3BPMR8T4" xlink:type="simple">https://drive.google.com/open?id=1ULhYg37ocTDMdX-63TySDnRd3BPMR8T4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86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44"/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87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88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89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90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91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92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93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94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95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96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97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98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099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7" office:value-type="string" calcext:value-type="string">
            <text:p>000100</text:p>
          </table:table-cell>
          <table:table-cell table:style-name="ce11" office:value-type="string" calcext:value-type="string">
            <text:p>01</text:p>
          </table:table-cell>
          <table:table-cell table:style-name="ce13" office:value-type="string" calcext:value-type="string">
            <text:p>24V_BATTERY_PACK_ASSM</text:p>
          </table:table-cell>
          <table:table-cell table:style-name="ce19" office:value-type="string" calcext:value-type="string">
            <text:p>Avionics</text:p>
          </table:table-cell>
          <table:table-cell table:style-name="ce13" office:value-type="string" calcext:value-type="string">
            <text:p>LAUNCHY</text:p>
          </table:table-cell>
          <table:table-cell table:style-name="ce13" office:value-type="string" calcext:value-type="string">
            <text:p>Power</text:p>
          </table:table-cell>
          <table:table-cell table:style-name="ce26" office:value-type="string" calcext:value-type="string">
            <text:p>General purpose battery pack assmebly</text:p>
          </table:table-cell>
          <table:table-cell table:style-name="ce13" office:value-type="string" calcext:value-type="string">
            <text:p>Multiple</text:p>
          </table:table-cell>
          <table:table-cell table:style-name="ce13" office:value-type="string" calcext:value-type="string">
            <text:p>Inch</text:p>
          </table:table-cell>
          <table:table-cell table:style-name="ce13" office:value-type="string" calcext:value-type="string">
            <text:p>Cameron Flannery</text:p>
          </table:table-cell>
          <table:table-cell table:style-name="ce35" office:value-type="date" office:date-value="2017-10-19" calcext:value-type="date">
            <text:p>10/19/2017</text:p>
          </table:table-cell>
          <table:table-cell table:style-name="ce13" table:number-columns-repeated="2"/>
          <table:table-cell table:style-name="ce46"/>
          <table:table-cell table:style-name="ce2" table:number-columns-repeated="15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01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18650_CELL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Power</text:p>
          </table:table-cell>
          <table:table-cell table:style-name="ce24"/>
          <table:table-cell table:style-name="ce3" office:value-type="string" calcext:value-type="string">
            <text:p>LiPo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0-20" calcext:value-type="date">
            <text:p>10/20/2017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02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CELL_ARRAY_BOARD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Power</text:p>
          </table:table-cell>
          <table:table-cell table:style-name="ce24" office:value-type="string" calcext:value-type="string">
            <text:p>Pressfit board for 18650 cells in pack arrangement</text:p>
          </table:table-cell>
          <table:table-cell table:style-name="ce3" office:value-type="string" calcext:value-type="string">
            <text:p>Delrin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0-20" calcext:value-type="date">
            <text:p>10/20/2017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03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BPACK_ENCLOSURE_BOTTOM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Power</text:p>
          </table:table-cell>
          <table:table-cell table:style-name="ce24"/>
          <table:table-cell table:style-name="ce3" office:value-type="string" calcext:value-type="string">
            <text:p>Al 6061 T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04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BPACK_ENCLOSURE_TOP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Power</text:p>
          </table:table-cell>
          <table:table-cell table:style-name="ce24"/>
          <table:table-cell table:style-name="ce3" office:value-type="string" calcext:value-type="string">
            <text:p>Al 6061 T6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05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Voltage Regulator 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Power </text:p>
          </table:table-cell>
          <table:table-cell table:style-name="ce24" office:value-type="string" calcext:value-type="string">
            <text:p>For stepping down voltage from batteries to something better </text:p>
          </table:table-cell>
          <table:table-cell table:style-name="ce3" office:value-type="string" calcext:value-type="string">
            <text:p>PCB </text:p>
          </table:table-cell>
          <table:table-cell table:style-name="ce3" office:value-type="string" calcext:value-type="string">
            <text:p>Metric </text:p>
          </table:table-cell>
          <table:table-cell table:style-name="ce3" office:value-type="string" calcext:value-type="string">
            <text:p>Reilly Jensen</text:p>
          </table:table-cell>
          <table:table-cell table:style-name="ce36" office:value-type="date" office:date-value="2017-10-21" calcext:value-type="date">
            <text:p>10/21/17</text:p>
          </table:table-cell>
          <table:table-cell table:style-name="ce39" office:value-type="string" calcext:value-type="string">
            <text:p><text:a xlink:href="http://www.ti.com/lit/ds/symlink/lm2574.pdf" xlink:type="simple">http://www.ti.com/lit/ds/symlink/lm2574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06</text:p>
          </table:table-cell>
          <table:table-cell table:style-name="ce10" office:value-type="string" calcext:value-type="string">
            <text:p>01 </text:p>
          </table:table-cell>
          <table:table-cell table:style-name="ce12" office:value-type="string" calcext:value-type="string">
            <text:p>100 Pin M4 Processor 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Valves </text:p>
          </table:table-cell>
          <table:table-cell table:style-name="ce24" office:value-type="string" calcext:value-type="string">
            <text:p>Main processor for RIOS </text:p>
          </table:table-cell>
          <table:table-cell table:style-name="ce3" office:value-type="string" calcext:value-type="string">
            <text:p>IC 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Reilly Jensen </text:p>
          </table:table-cell>
          <table:table-cell table:style-name="ce36" office:value-type="date" office:date-value="2017-10-21" calcext:value-type="date">
            <text:p>10/21/17</text:p>
          </table:table-cell>
          <table:table-cell table:style-name="ce39" office:value-type="string" calcext:value-type="string">
            <text:p><text:a xlink:href="http://www.st.com/content/ccc/resource/technical/document/datasheet/ef/92/76/6d/bb/c2/4f/f7/DM00037051.pdf/files/DM00037051.pdf/jcr:content/translations/en.DM00037051.pdf" xlink:type="simple">http://www.st.com/content/ccc/resource/technical/document/datasheet/ef/92/76/6d/bb/c2/4f/f7/DM00037051.pdf/files/DM00037051.pdf/jcr:content/translations/en.DM00037051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07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Beaglebone Black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Main CPU</text:p>
          </table:table-cell>
          <table:table-cell table:style-name="ce24" office:value-type="string" calcext:value-type="string">
            <text:p>Flight computer </text:p>
          </table:table-cell>
          <table:table-cell table:style-name="ce3" office:value-type="string" calcext:value-type="string">
            <text:p>PCB 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Reilly Jensen</text:p>
          </table:table-cell>
          <table:table-cell table:style-name="ce36" office:value-type="date" office:date-value="2017-10-21" calcext:value-type="date">
            <text:p>10/21/17</text:p>
          </table:table-cell>
          <table:table-cell table:style-name="ce39" office:value-type="string" calcext:value-type="string">
            <text:p><text:a xlink:href="https://cdn-shop.adafruit.com/datasheets/BBB_SRM.pdf" xlink:type="simple">https://cdn-shop.adafruit.com/datasheets/BBB_SRM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08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Ethernet Connectors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Socket</text:p>
          </table:table-cell>
          <table:table-cell table:style-name="ce24" office:value-type="string" calcext:value-type="string">
            <text:p>Secure Housing</text:p>
          </table:table-cell>
          <table:table-cell table:style-name="ce3" office:value-type="string" calcext:value-type="string">
            <text:p>Metal 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://www.mouser.com/ds/2/18/RJFTV%20Series-187868.pdf" xlink:type="simple">http://www.mouser.com/ds/2/18/RJFTV%20Series-187868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09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5 Pin Connectors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Socket</text:p>
          </table:table-cell>
          <table:table-cell table:style-name="ce24" office:value-type="string" calcext:value-type="string">
            <text:p>Pinout Housing</text:p>
          </table:table-cell>
          <table:table-cell table:style-name="ce3" office:value-type="string" calcext:value-type="string">
            <text:p>Metal 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://www.mouser.com/ds/2/18/C091D%20Specs-845807.pdf" xlink:type="simple">http://www.mouser.com/ds/2/18/C091D%20Specs-845807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3.3 Voltage Reference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Power</text:p>
          </table:table-cell>
          <table:table-cell table:style-name="ce24" office:value-type="string" calcext:value-type="string">
            <text:p>Checks if we are running at 3.3V</text:p>
          </table:table-cell>
          <table:table-cell table:style-name="ce3" office:value-type="string" calcext:value-type="string">
            <text:p>IC 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://www.ti.com/lit/ds/symlink/ref3012.pdf" xlink:type="simple">http://www.ti.com/lit/ds/symlink/ref3012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Resistor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verything</text:p>
          </table:table-cell>
          <table:table-cell table:style-name="ce24" office:value-type="string" calcext:value-type="string">
            <text:p>General electronics component</text:p>
          </table:table-cell>
          <table:table-cell table:style-name="ce3" office:value-type="string" calcext:value-type="string">
            <text:p>Thick film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://www.resistor.com/assets/pdf/0402std.pdf" xlink:type="simple">http://www.resistor.com/assets/pdf/0402std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12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Low drop out voltage regulator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Power</text:p>
          </table:table-cell>
          <table:table-cell table:style-name="ce24" office:value-type="string" calcext:value-type="string">
            <text:p>Regulates voltage</text:p>
          </table:table-cell>
          <table:table-cell table:style-name="ce3" office:value-type="string" calcext:value-type="string">
            <text:p>IC 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diodes.com/assets/Datasheets/AP2127.pdf" xlink:type="simple">https://www.diodes.com/assets/Datasheets/AP2127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13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Linear Voltage regulator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Power</text:p>
          </table:table-cell>
          <table:table-cell table:style-name="ce24" office:value-type="string" calcext:value-type="string">
            <text:p>Regulates voltage </text:p>
          </table:table-cell>
          <table:table-cell table:style-name="ce3" office:value-type="string" calcext:value-type="string">
            <text:p>IC 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://datasheet.octopart.com/LD1117S33CTR-STMicroelectronics-datasheet-8741331.pdf" xlink:type="simple">http://datasheet.octopart.com/LD1117S33CTR-STMicroelectronics-datasheet-8741331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14</text:p>
          </table:table-cell>
          <table:table-cell table:style-name="ce10"/>
          <table:table-cell table:style-name="ce12" office:value-type="string" calcext:value-type="string">
            <text:p>Operational Amplifier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verything</text:p>
          </table:table-cell>
          <table:table-cell table:style-name="ce24" office:value-type="string" calcext:value-type="string">
            <text:p>Amplifies Vo/vi</text:p>
          </table:table-cell>
          <table:table-cell table:style-name="ce3" office:value-type="string" calcext:value-type="string">
            <text:p>IC 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://www.ti.com/lit/ds/symlink/lmc7111.pdf" xlink:type="simple">http://www.ti.com/lit/ds/symlink/lmc7111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15</text:p>
          </table:table-cell>
          <table:table-cell table:style-name="ce10"/>
          <table:table-cell table:style-name="ce12" office:value-type="string" calcext:value-type="string">
            <text:p>Pressure Sensor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Instrumentation</text:p>
          </table:table-cell>
          <table:table-cell table:style-name="ce24" office:value-type="string" calcext:value-type="string">
            <text:p>It senses pressure</text:p>
          </table:table-cell>
          <table:table-cell table:style-name="ce3" office:value-type="string" calcext:value-type="string">
            <text:p>IC 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cdn-shop.adafruit.com/datasheets/BST-BMP280-DS001-11.pdf" xlink:type="simple">https://cdn-shop.adafruit.com/datasheets/BST-BMP280-DS001-11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16</text:p>
          </table:table-cell>
          <table:table-cell table:style-name="ce10"/>
          <table:table-cell table:style-name="ce12" office:value-type="string" calcext:value-type="string">
            <text:p>Temperature Sensor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Instrumentation</text:p>
          </table:table-cell>
          <table:table-cell table:style-name="ce24" office:value-type="string" calcext:value-type="string">
            <text:p>It senses temperature</text:p>
          </table:table-cell>
          <table:table-cell table:style-name="ce3" office:value-type="string" calcext:value-type="string">
            <text:p>Platinum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://ziehl.com/ziehl/englisch/temperature_monitoring/5pt100sensoren_e.pdf" xlink:type="simple">http://ziehl.com/ziehl/englisch/temperature_monitoring/5pt100sensoren_e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17</text:p>
          </table:table-cell>
          <table:table-cell table:style-name="ce10"/>
          <table:table-cell table:style-name="ce12" office:value-type="string" calcext:value-type="string">
            <text:p>5855 RD005 Alpha Wiring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verything</text:p>
          </table:table-cell>
          <table:table-cell table:style-name="ce24" office:value-type="string" calcext:value-type="string">
            <text:p>Red Wiring</text:p>
          </table:table-cell>
          <table:table-cell table:style-name="ce3" office:value-type="string" calcext:value-type="string">
            <text:p>Wiring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Hao Yu Jia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digikey.com/product-detail/en/alpha-wire/5855-RD005/A5855R-100-ND/424163" xlink:type="simple">https://www.digikey.com/product-detail/en/alpha-wire/5855-RD005/A5855R-100-ND/424163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18</text:p>
          </table:table-cell>
          <table:table-cell table:style-name="ce10"/>
          <table:table-cell table:style-name="ce12" office:value-type="string" calcext:value-type="string">
            <text:p>5855 BK005 Alpha Wire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verything</text:p>
          </table:table-cell>
          <table:table-cell table:style-name="ce24" office:value-type="string" calcext:value-type="string">
            <text:p>Black Wiring</text:p>
          </table:table-cell>
          <table:table-cell table:style-name="ce3" office:value-type="string" calcext:value-type="string">
            <text:p>Wiring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Hao Yu Jia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digikey.com/product-detail/en/alpha-wire/5855-BK005/A5855B-100-ND/424162" xlink:type="simple">https://www.digikey.com/product-detail/en/alpha-wire/5855-BK005/A5855B-100-ND/424162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19</text:p>
          </table:table-cell>
          <table:table-cell table:style-name="ce10"/>
          <table:table-cell table:style-name="ce12" office:value-type="string" calcext:value-type="string">
            <text:p>5857 RD005 Alpha Wire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verything</text:p>
          </table:table-cell>
          <table:table-cell table:style-name="ce24" office:value-type="string" calcext:value-type="string">
            <text:p>Black Wiring</text:p>
          </table:table-cell>
          <table:table-cell table:style-name="ce3" office:value-type="string" calcext:value-type="string">
            <text:p>Wiring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Hao Yu Jia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mouser.com/ProductDetail/Alpha-Wire/5857-RD005/?qs=sGAEpiMZZMuwa3xtPTB8Cy4dBDMkzzR6%2fdh9QrQr7V0%3d" xlink:type="simple">https://www.mouser.com/ProductDetail/Alpha-Wire/5857-RD005/?qs=sGAEpiMZZMuwa3xtPTB8Cy4dBDMkzzR6%2fdh9QrQr7V0%3d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20</text:p>
          </table:table-cell>
          <table:table-cell table:style-name="ce10"/>
          <table:table-cell table:style-name="ce12" office:value-type="string" calcext:value-type="string">
            <text:p>4DB-P108-02 TE Connectivity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verything</text:p>
          </table:table-cell>
          <table:table-cell table:style-name="ce24" office:value-type="string" calcext:value-type="string">
            <text:p>Connector Jacks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Hao Yu Jia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digikey.com/product-detail/en/te-connectivity-amp-connectors/4DB-P108-02/A98472-ND/1277921" xlink:type="simple">https://www.digikey.com/product-detail/en/te-connectivity-amp-connectors/4DB-P108-02/A98472-ND/1277921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21</text:p>
          </table:table-cell>
          <table:table-cell table:style-name="ce10"/>
          <table:table-cell table:style-name="ce12" office:value-type="string" calcext:value-type="string">
            <text:p>F221B3/32 BK 100 Alpha Wire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Soldering</text:p>
          </table:table-cell>
          <table:table-cell table:style-name="ce24" office:value-type="string" calcext:value-type="string">
            <text:p>Heatshrink Tubing</text:p>
          </table:table-cell>
          <table:table-cell table:style-name="ce3" office:value-type="string" calcext:value-type="string">
            <text:p>Polyolefin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Hao Yu Jia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digikey.com/product-detail/en/alpha-wire/F221B3-32-BK100/A332B-4-ND/281669" xlink:type="simple">https://www.digikey.com/product-detail/en/alpha-wire/F221B3-32-BK100/A332B-4-ND/281669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22</text:p>
          </table:table-cell>
          <table:table-cell table:style-name="ce10"/>
          <table:table-cell table:style-name="ce12" office:value-type="string" calcext:value-type="string">
            <text:p>6718 BK005 Alpha Wire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verything</text:p>
          </table:table-cell>
          <table:table-cell table:style-name="ce24" office:value-type="string" calcext:value-type="string">
            <text:p>Power Rail Wire</text:p>
          </table:table-cell>
          <table:table-cell table:style-name="ce3" office:value-type="string" calcext:value-type="string">
            <text:p>Wiring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Hao Yu Jia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digikey.com/product-detail/en/alpha-wire/6718-BK005/6718-BK005-ND/2195415" xlink:type="simple">https://www.digikey.com/product-detail/en/alpha-wire/6718-BK005/6718-BK005-ND/2195415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23</text:p>
          </table:table-cell>
          <table:table-cell table:style-name="ce10"/>
          <table:table-cell table:style-name="ce12" office:value-type="string" calcext:value-type="string">
            <text:p>5874 RD005 Alpha Wire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verything</text:p>
          </table:table-cell>
          <table:table-cell table:style-name="ce24" office:value-type="string" calcext:value-type="string">
            <text:p>Power Rail Wire</text:p>
          </table:table-cell>
          <table:table-cell table:style-name="ce3" office:value-type="string" calcext:value-type="string">
            <text:p>Wiring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Hao Yu Jia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digikey.com/product-detail/en/alpha-wire/5874-RD005/5874-RD005-ND/424207" xlink:type="simple">https://www.digikey.com/product-detail/en/alpha-wire/5874-RD005/5874-RD005-ND/424207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24</text:p>
          </table:table-cell>
          <table:table-cell table:style-name="ce10"/>
          <table:table-cell table:style-name="ce12" office:value-type="string" calcext:value-type="string">
            <text:p>Xbee Antennae 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Data Communication</text:p>
          </table:table-cell>
          <table:table-cell table:style-name="ce24" office:value-type="string" calcext:value-type="string">
            <text:p>Talks to the ground</text:p>
          </table:table-cell>
          <table:table-cell table:style-name="ce3" office:value-type="string" calcext:value-type="string">
            <text:p>PCB 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digi.com/pdf/xbee-900hp-digimesh-kit-ds.pdf" xlink:type="simple">https://www.digi.com/pdf/xbee-900hp-digimesh-kit-ds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25</text:p>
          </table:table-cell>
          <table:table-cell table:style-name="ce10"/>
          <table:table-cell table:style-name="ce12" office:value-type="string" calcext:value-type="string">
            <text:p>1954656-1 TE Connectivity Amp Collector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Communications</text:p>
          </table:table-cell>
          <table:table-cell table:style-name="ce24" office:value-type="string" calcext:value-type="string">
            <text:p>Connector plug to ethernet</text:p>
          </table:table-cell>
          <table:table-cell table:style-name="ce3" office:value-type="string" calcext:value-type="string">
            <text:p>Connector</text:p>
          </table:table-cell>
          <table:table-cell table:style-name="ce3" office:value-type="string" calcext:value-type="string">
            <text:p>Inch</text:p>
          </table:table-cell>
          <table:table-cell table:style-name="ce3" office:value-type="string" calcext:value-type="string">
            <text:p>Hao Yu Jia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digikey.com/product-detail/en/te-connectivity-amp-connectors/1954656-1/A107364-ND/2034070" xlink:type="simple">https://www.digikey.com/product-detail/en/te-connectivity-amp-connectors/1954656-1/A107364-ND/2034070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26</text:p>
          </table:table-cell>
          <table:table-cell table:style-name="ce10"/>
          <table:table-cell table:style-name="ce12" office:value-type="string" calcext:value-type="string">
            <text:p>Ethernet Cable 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Communications</text:p>
          </table:table-cell>
          <table:table-cell table:style-name="ce24" office:value-type="string" calcext:value-type="string">
            <text:p>Lets RIOS talk to computer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Imperial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monoprice.com/product?p_id=2379" xlink:type="simple">https://www.monoprice.com/product?p_id=2379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27</text:p>
          </table:table-cell>
          <table:table-cell table:style-name="ce10"/>
          <table:table-cell table:style-name="ce12" office:value-type="string" calcext:value-type="string">
            <text:p>AD7770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Sensors</text:p>
          </table:table-cell>
          <table:table-cell table:style-name="ce24" office:value-type="string" calcext:value-type="string">
            <text:p>Senses a lot of stuff</text:p>
          </table:table-cell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://www.analog.com/media/en/technical-documentation/data-sheets/AD7770.pdf" xlink:type="simple">http://www.analog.com/media/en/technical-documentation/data-sheets/AD7770.pdf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28</text:p>
          </table:table-cell>
          <table:table-cell table:style-name="ce10"/>
          <table:table-cell table:style-name="ce12" office:value-type="string" calcext:value-type="string">
            <text:p>SD Card 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Cameras</text:p>
          </table:table-cell>
          <table:table-cell table:style-name="ce24" office:value-type="string" calcext:value-type="string">
            <text:p>Stores Video</text:p>
          </table:table-cell>
          <table:table-cell table:style-name="ce3" office:value-type="string" calcext:value-type="string">
            <text:p>PCB </text:p>
          </table:table-cell>
          <table:table-cell table:style-name="ce3" office:value-type="string" calcext:value-type="string">
            <text:p>Imperial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39" office:value-type="string" calcext:value-type="string">
            <text:p><text:a xlink:href="https://www.amazon.com/Samsung-microSDXC-Adapter-MB-MC256DA-AM/dp/B01JNGCWHU/ref=sr_1_2?s=electronics&amp;ie=UTF8&amp;qid=1508622010&amp;sr=1-2&amp;keywords=512gb+micro+sd+card" xlink:type="simple">https://www.amazon.com/Samsung-microSDXC-Adapter-MB-MC256DA-AM/dp/B01JNGCWHU/ref=sr_1_2?s=electronics&amp;ie=UTF8&amp;qid=1508622010&amp;sr=1-2&amp;keywords=512gb+micro+sd+card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29</text:p>
          </table:table-cell>
          <table:table-cell table:style-name="ce10"/>
          <table:table-cell table:style-name="ce12" office:value-type="string" calcext:value-type="string">
            <text:p>GoPro</text:p>
          </table:table-cell>
          <table:table-cell table:style-name="ce17" office:value-type="string" calcext:value-type="string">
            <text:p>Avionics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Cameras</text:p>
          </table:table-cell>
          <table:table-cell table:style-name="ce24" office:value-type="string" calcext:value-type="string">
            <text:p>Records stuff</text:p>
          </table:table-cell>
          <table:table-cell table:style-name="ce3" office:value-type="string" calcext:value-type="string">
            <text:p>Camera</text:p>
          </table:table-cell>
          <table:table-cell table:style-name="ce3" office:value-type="string" calcext:value-type="string">
            <text:p>Imperial</text:p>
          </table:table-cell>
          <table:table-cell table:style-name="ce3" office:value-type="string" calcext:value-type="string">
            <text:p>Reilly Jensen</text:p>
          </table:table-cell>
          <table:table-cell table:style-name="ce33" office:value-type="date" office:date-value="2017-10-21" calcext:value-type="date">
            <text:p>10/21/2017</text:p>
          </table:table-cell>
          <table:table-cell table:style-name="ce45" office:value-type="string" calcext:value-type="string">
            <text:p><text:a xlink:href="https://www.amazon.com/AKASO-EK7000-Sports-Waterproof-Camcorder/dp/B01HGM33HG/ref=sr_1_3?s=electronics&amp;ie=UTF8&amp;qid=1508621778&amp;sr=1-3&amp;keywords=gopro" xlink:type="simple">https://www.amazon.com/AKASO-EK7000-Sports-Waterproof-Camcorder/dp/B01HGM33HG/ref=sr_1_3?s=electronics&amp;ie=UTF8&amp;qid=1508621778&amp;sr=1-3&amp;keywords=gopro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30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STANDARD_BULKHEAD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LAUNCHY</text:p>
          </table:table-cell>
          <table:table-cell table:style-name="ce3"/>
          <table:table-cell table:style-name="ce24" office:value-type="string" calcext:value-type="string">
            <text:p>Bulkhead with 8x 3/8" clearance holes for threaded rods</text:p>
          </table:table-cell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Imperial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2-23" calcext:value-type="date">
            <text:p>12/23/2017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31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RECOVERY BULKHEAD</text:p>
          </table:table-cell>
          <table:table-cell table:style-name="ce17" office:value-type="string" calcext:value-type="string">
            <text:p>Structures</text:p>
          </table:table-cell>
          <table:table-cell table:style-name="ce3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Imperial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7-12-24" calcext:value-type="date">
            <text:p>12/24/2017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32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33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34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0.125_0.5_Coupler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Connects ACME screw w/ motor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knJN-GJ4qvkhAZz4LVzniYe5vrf0ZjMS/view" xlink:type="simple">https://drive.google.com/file/d/1knJN-GJ4qvkhAZz4LVzniYe5vrf0ZjMS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35</text:p>
          </table:table-cell>
          <table:table-cell table:style-name="ce10" office:value-type="string" calcext:value-type="string">
            <text:p>03</text:p>
          </table:table-cell>
          <table:table-cell table:style-name="ce12" office:value-type="string" calcext:value-type="string">
            <text:p>Baseplate #3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Holds all components within eNSR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8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Gv967xc5UKXUlWc7_slOzDrg61cnjxKt/view" xlink:type="simple">https://drive.google.com/file/d/1Gv967xc5UKXUlWc7_slOzDrg61cnjxKt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36</text:p>
          </table:table-cell>
          <table:table-cell table:style-name="ce10"/>
          <table:table-cell table:style-name="ce12" office:value-type="string" calcext:value-type="string">
            <text:p>Dowell_Pin_1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Connects v-band w/ sled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Q3P11wX65XVLs2CFtFBwIKhEk6TGANEG/view" xlink:type="simple">https://drive.google.com/file/d/1Q3P11wX65XVLs2CFtFBwIKhEk6TGANEG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37</text:p>
          </table:table-cell>
          <table:table-cell table:style-name="ce10"/>
          <table:table-cell table:style-name="ce12" office:value-type="string" calcext:value-type="string">
            <text:p>eNSR_cap.2_11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Seperates </text:p>
          </table:table-cell>
          <table:table-cell table:style-name="ce3"/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IsasQpNtq6og2N8lqBGowd-ftyK6ehBt/view" xlink:type="simple">https://drive.google.com/file/d/1IsasQpNtq6og2N8lqBGowd-ftyK6ehBt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38</text:p>
          </table:table-cell>
          <table:table-cell table:style-name="ce10"/>
          <table:table-cell table:style-name="ce12" office:value-type="string" calcext:value-type="string">
            <text:p>Journal_2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Holds the bearing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BBkHXkFvKyKIT2N-Gck7sdoe0pjd9IG4/view" xlink:type="simple">https://drive.google.com/file/d/1BBkHXkFvKyKIT2N-Gck7sdoe0pjd9IG4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39</text:p>
          </table:table-cell>
          <table:table-cell table:style-name="ce10"/>
          <table:table-cell table:style-name="ce12" office:value-type="string" calcext:value-type="string">
            <text:p>Mod_stem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Holds the limit switches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Matt Nakpawan</text:p>
          </table:table-cell>
          <table:table-cell table:style-name="ce36" office:value-type="date" office:date-value="2018-01-08" calcext:value-type="date">
            <text:p>1/8/18</text:p>
          </table:table-cell>
          <table:table-cell table:style-name="ce39" office:value-type="string" calcext:value-type="string">
            <text:p><text:a xlink:href="https://drive.google.com/file/d/16YbJKaw0ymxoaVwwAIYYEzrYJxrx9ega/view" xlink:type="simple">https://drive.google.com/file/d/16YbJKaw0ymxoaVwwAIYYEzrYJxrx9ega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40</text:p>
          </table:table-cell>
          <table:table-cell table:style-name="ce10"/>
          <table:table-cell table:style-name="ce12" office:value-type="string" calcext:value-type="string">
            <text:p>Rail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Guides the sled </text:p>
          </table:table-cell>
          <table:table-cell table:style-name="ce3"/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wXVRbF3vWO9QC2SRoxNgwyVux79xo2MF/view" xlink:type="simple">https://drive.google.com/file/d/1wXVRbF3vWO9QC2SRoxNgwyVux79xo2MF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41</text:p>
          </table:table-cell>
          <table:table-cell table:style-name="ce10"/>
          <table:table-cell table:style-name="ce12" office:value-type="string" calcext:value-type="string">
            <text:p>ring_lower_11in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Components of eNSR are inside this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BsZPLjp_xBoo1WbdTHWSFTPlZuC5OdHx/view" xlink:type="simple">https://drive.google.com/file/d/1BsZPLjp_xBoo1WbdTHWSFTPlZuC5OdHx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42</text:p>
          </table:table-cell>
          <table:table-cell table:style-name="ce10"/>
          <table:table-cell table:style-name="ce12" office:value-type="string" calcext:value-type="string">
            <text:p>RMA_0.8-in_2_11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Arm connects with v-band and sled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k02z-RF2j--Xqj9_hEcjRFBLU7AWJOaJ/view" xlink:type="simple">https://drive.google.com/file/d/1k02z-RF2j--Xqj9_hEcjRFBLU7AWJOaJ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43</text:p>
          </table:table-cell>
          <table:table-cell table:style-name="ce10"/>
          <table:table-cell table:style-name="ce12" office:value-type="string" calcext:value-type="string">
            <text:p>Sled(Custom)_11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Upper part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qyfGDzo0aYdwgSjvfelGF9EU2UF4lef0/view" xlink:type="simple">https://drive.google.com/file/d/1qyfGDzo0aYdwgSjvfelGF9EU2UF4lef0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44</text:p>
          </table:table-cell>
          <table:table-cell table:style-name="ce10"/>
          <table:table-cell table:style-name="ce12" office:value-type="string" calcext:value-type="string">
            <text:p>sled_11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Lower Part slides on rail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EV8iNRUB-C6Gta4BczBz_4e1g1qsqmA9/view" xlink:type="simple">https://drive.google.com/file/d/1EV8iNRUB-C6Gta4BczBz_4e1g1qsqmA9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45</text:p>
          </table:table-cell>
          <table:table-cell table:style-name="ce10"/>
          <table:table-cell table:style-name="ce12" office:value-type="string" calcext:value-type="string">
            <text:p>Small Surgical Tubing Ring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Nosecone</text:p>
          </table:table-cell>
          <table:table-cell table:style-name="ce24" office:value-type="string" calcext:value-type="string">
            <text:p>tied w/ surgical tubing(sits on drogue cup)</text:p>
          </table:table-cell>
          <table:table-cell table:style-name="ce3"/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Aaron Yonamine</text:p>
          </table:table-cell>
          <table:table-cell table:style-name="ce36" office:value-type="date" office:date-value="2018-01-01" calcext:value-type="date">
            <text:p>1/1/18</text:p>
          </table:table-cell>
          <table:table-cell table:style-name="ce39" office:value-type="string" calcext:value-type="string">
            <text:p><text:a xlink:href="https://drive.google.com/file/d/14YQhcfbZY9ePYlx_ChvivT8D-2tSaZgg/view" xlink:type="simple">https://drive.google.com/file/d/14YQhcfbZY9ePYlx_ChvivT8D-2tSaZgg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46</text:p>
          </table:table-cell>
          <table:table-cell table:style-name="ce10"/>
          <table:table-cell table:style-name="ce12" office:value-type="string" calcext:value-type="string">
            <text:p>Upper Ring II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interface with nosecone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Aaron Yonamine</text:p>
          </table:table-cell>
          <table:table-cell table:style-name="ce36" office:value-type="date" office:date-value="2018-01-02" calcext:value-type="date">
            <text:p>1/2/18</text:p>
          </table:table-cell>
          <table:table-cell table:style-name="ce39" office:value-type="string" calcext:value-type="string">
            <text:p><text:a xlink:href="https://drive.google.com/file/d/1JIP7fEM3E1JdA4b4H_slqhGEWdgi9HuR/view" xlink:type="simple">https://drive.google.com/file/d/1JIP7fEM3E1JdA4b4H_slqhGEWdgi9HuR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48</text:p>
          </table:table-cell>
          <table:table-cell table:style-name="ce10"/>
          <table:table-cell table:style-name="ce12" office:value-type="string" calcext:value-type="string">
            <text:p>Dowell_Pin_2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Connects RMA, Bearing_RMA, <text:s/>and V-Band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49</text:p>
          </table:table-cell>
          <table:table-cell table:style-name="ce10"/>
          <table:table-cell table:style-name="ce12" office:value-type="string" calcext:value-type="string">
            <text:p>9414T600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/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50</text:p>
          </table:table-cell>
          <table:table-cell table:style-name="ce10"/>
          <table:table-cell table:style-name="ce14" office:value-type="string" calcext:value-type="string">
            <text:p>92620A605_HIGH-STRENGTH GRADE 8 STEEL CAP SCREW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For the eNSR Line Cutter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51</text:p>
          </table:table-cell>
          <table:table-cell table:style-name="ce10"/>
          <table:table-cell table:style-name="ce12" office:value-type="string" calcext:value-type="string">
            <text:p>97705A142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/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52</text:p>
          </table:table-cell>
          <table:table-cell table:style-name="ce10"/>
          <table:table-cell table:style-name="ce12" office:value-type="string" calcext:value-type="string">
            <text:p>ACME threaded nut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To transfer screw torque to linear force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53</text:p>
          </table:table-cell>
          <table:table-cell table:style-name="ce10"/>
          <table:table-cell table:style-name="ce12" office:value-type="string" calcext:value-type="string">
            <text:p>ACME_Screw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Translates torque of motor to the ACME threaded nut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54</text:p>
          </table:table-cell>
          <table:table-cell table:style-name="ce10"/>
          <table:table-cell table:style-name="ce12" office:value-type="string" calcext:value-type="string">
            <text:p>Bearing_RMA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Allows the RMA to rotate freely as the sled is pushed forward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55</text:p>
          </table:table-cell>
          <table:table-cell table:style-name="ce10"/>
          <table:table-cell table:style-name="ce12" office:value-type="string" calcext:value-type="string">
            <text:p>BearingAndWasher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takes away friction of rotating parts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56</text:p>
          </table:table-cell>
          <table:table-cell table:style-name="ce10"/>
          <table:table-cell table:style-name="ce12" office:value-type="string" calcext:value-type="string">
            <text:p>Drogue Cup Resized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Will update soon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57</text:p>
          </table:table-cell>
          <table:table-cell table:style-name="ce10"/>
          <table:table-cell table:style-name="ce12" office:value-type="string" calcext:value-type="string">
            <text:p>eNSR_Assembly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Will update soon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58</text:p>
          </table:table-cell>
          <table:table-cell table:style-name="ce10"/>
          <table:table-cell table:style-name="ce12" office:value-type="string" calcext:value-type="string">
            <text:p>Main Cup Resized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Will update soon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59</text:p>
          </table:table-cell>
          <table:table-cell table:style-name="ce10"/>
          <table:table-cell table:style-name="ce12" office:value-type="string" calcext:value-type="string">
            <text:p>Micro Switch Button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Will update soon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60</text:p>
          </table:table-cell>
          <table:table-cell table:style-name="ce10"/>
          <table:table-cell table:style-name="ce12" office:value-type="string" calcext:value-type="string">
            <text:p>motor mount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Will update soon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61</text:p>
          </table:table-cell>
          <table:table-cell table:style-name="ce10"/>
          <table:table-cell table:style-name="ce12" office:value-type="string" calcext:value-type="string">
            <text:p>motor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Will update soon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24" office:value-type="string" calcext:value-type="string">
            <text:p>Will update soon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62</text:p>
          </table:table-cell>
          <table:table-cell table:style-name="ce10"/>
          <table:table-cell table:style-name="ce14" office:value-type="string" calcext:value-type="string">
            <text:p>User Library-BEARING <text:s/>THRUST _25 ID <text:s/>_672 OD (2)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Will update soon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EV8iNRUB-C6Gta4BczBz_4e1g1qsqmA9/view" xlink:type="simple">https://drive.google.com/file/d/1EV8iNRUB-C6Gta4BczBz_4e1g1qsqmA9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63</text:p>
          </table:table-cell>
          <table:table-cell table:style-name="ce10"/>
          <table:table-cell table:style-name="ce12" office:value-type="string" calcext:value-type="string">
            <text:p>V-Band_02m_11_THINNER</text:p>
          </table:table-cell>
          <table:table-cell table:style-name="ce20" office:value-type="string" calcext:value-type="string">
            <text:p>Recovery</text:p>
          </table:table-cell>
          <table:table-cell table:style-name="ce3" office:value-type="string" calcext:value-type="string">
            <text:p>LAUNCHY</text:p>
          </table:table-cell>
          <table:table-cell table:style-name="ce3" office:value-type="string" calcext:value-type="string">
            <text:p>eNSR</text:p>
          </table:table-cell>
          <table:table-cell table:style-name="ce24" office:value-type="string" calcext:value-type="string">
            <text:p>Will update soon</text:p>
          </table:table-cell>
          <table:table-cell table:style-name="ce3" office:value-type="string" calcext:value-type="string">
            <text:p>Al 6061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Karla Aceves</text:p>
          </table:table-cell>
          <table:table-cell table:style-name="ce36" office:value-type="date" office:date-value="2017-12-21" calcext:value-type="date">
            <text:p>12/21/17</text:p>
          </table:table-cell>
          <table:table-cell table:style-name="ce39" office:value-type="string" calcext:value-type="string">
            <text:p><text:a xlink:href="https://drive.google.com/file/d/1EV8iNRUB-C6Gta4BczBz_4e1g1qsqmA9/view" xlink:type="simple">https://drive.google.com/file/d/1EV8iNRUB-C6Gta4BczBz_4e1g1qsqmA9/view</text:a></text:p>
          </table:table-cell>
          <table:table-cell table:style-name="ce3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64</text:p>
          </table:table-cell>
          <table:table-cell table:style-name="ce10"/>
          <table:table-cell table:style-name="ce12" office:value-type="string" calcext:value-type="string">
            <text:p>Line Cutter Blade</text:p>
          </table:table-cell>
          <table:table-cell table:style-name="ce2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65</text:p>
          </table:table-cell>
          <table:table-cell table:style-name="ce10"/>
          <table:table-cell table:style-name="ce12" office:value-type="string" calcext:value-type="string">
            <text:p>LINE CUTTER TUBE</text:p>
          </table:table-cell>
          <table:table-cell table:style-name="ce2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66</text:p>
          </table:table-cell>
          <table:table-cell table:style-name="ce10"/>
          <table:table-cell table:style-name="ce12" office:value-type="string" calcext:value-type="string">
            <text:p>Line Cutter_ASSM</text:p>
          </table:table-cell>
          <table:table-cell table:style-name="ce2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67</text:p>
          </table:table-cell>
          <table:table-cell table:style-name="ce10"/>
          <table:table-cell table:style-name="ce12" office:value-type="string" calcext:value-type="string">
            <text:p>ring_lower_11in</text:p>
          </table:table-cell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68</text:p>
          </table:table-cell>
          <table:table-cell table:style-name="ce10"/>
          <table:table-cell table:style-name="ce12" office:value-type="string" calcext:value-type="string">
            <text:p>Upper Ring II</text:p>
          </table:table-cell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69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SPHERICAL_TANK_BULKHEAD</text:p>
          </table:table-cell>
          <table:table-cell table:style-name="ce17" office:value-type="string" calcext:value-type="string">
            <text:p>Propulsion</text:p>
          </table:table-cell>
          <table:table-cell table:number-columns-repeated="2" table:style-name="ce3" office:value-type="string" calcext:value-type="string">
            <text:p>Test Stand</text:p>
          </table:table-cell>
          <table:table-cell table:style-name="ce24" office:value-type="string" calcext:value-type="string">
            <text:p>round bulkhead for spherical tanks</text:p>
          </table:table-cell>
          <table:table-cell table:style-name="ce3" office:value-type="float" office:value="1018" calcext:value-type="float">
            <text:p>1018</text:p>
          </table:table-cell>
          <table:table-cell table:style-name="ce3" office:value-type="string" calcext:value-type="string">
            <text:p>Inches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5-27" calcext:value-type="date">
            <text:p>5/27/2018</text:p>
          </table:table-cell>
          <table:table-cell table:style-name="ce3" table:number-columns-repeated="2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70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71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72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73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74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75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76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77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78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79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80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81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82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83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84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85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86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87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88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89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90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91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92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93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94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95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96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97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98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199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00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NCM-1_ASSM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Marginal Stability</text:p>
          </table:table-cell>
          <table:table-cell table:style-name="ce24"/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3-13" calcext:value-type="date">
            <text:p>3/13/2018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01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NCM-1_TCA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Marginal Stability</text:p>
          </table:table-cell>
          <table:table-cell table:style-name="ce24"/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3-13" calcext:value-type="date">
            <text:p>3/13/2018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02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LOX_TANK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Marginal Stabilit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5-07" calcext:value-type="date">
            <text:p>5/7/2018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03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FUEL_TANK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Marginal Stabilit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5-07" calcext:value-type="date">
            <text:p>5/7/2018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04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LOX_TANK_WALL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Marginal Stabilit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5-07" calcext:value-type="date">
            <text:p>5/7/2018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05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UPPER_DOME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Marginal Stabilit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5-07" calcext:value-type="date">
            <text:p>5/7/2018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06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LOX_TANK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Marginal Stabilit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5-07" calcext:value-type="date">
            <text:p>5/7/2018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07</text:p>
          </table:table-cell>
          <table:table-cell table:style-name="ce10" office:value-type="string" calcext:value-type="string">
            <text:p>01</text:p>
          </table:table-cell>
          <table:table-cell table:style-name="ce12" office:value-type="string" calcext:value-type="string">
            <text:p>LOX_TANK</text:p>
          </table:table-cell>
          <table:table-cell table:style-name="ce17" office:value-type="string" calcext:value-type="string">
            <text:p>Propulsion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Marginal Stability</text:p>
          </table:table-cell>
          <table:table-cell table:style-name="ce24"/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Metric</text:p>
          </table:table-cell>
          <table:table-cell table:style-name="ce3" office:value-type="string" calcext:value-type="string">
            <text:p>Cameron Flannery</text:p>
          </table:table-cell>
          <table:table-cell table:style-name="ce33" office:value-type="date" office:date-value="2018-05-07" calcext:value-type="date">
            <text:p>5/7/2018</text:p>
          </table:table-cell>
          <table:table-cell table:style-name="ce3"/>
          <table:table-cell table:style-name="ce3" office:value-type="string" calcext:value-type="string">
            <text:p>WIP</text:p>
          </table:table-cell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08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09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10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11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12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13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14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15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16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17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18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19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20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21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22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23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24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25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26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27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28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29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30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31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32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33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34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35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36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37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38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39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40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41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42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43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44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45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46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47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48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49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>
          <table:table-cell table:style-name="ce2"/>
          <table:table-cell table:style-name="ce6" office:value-type="string" calcext:value-type="string">
            <text:p>000250</text:p>
          </table:table-cell>
          <table:table-cell table:style-name="ce10"/>
          <table:table-cell table:style-name="ce12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1" table:number-rows-repeated="748">
          <table:table-cell table:style-name="ce2"/>
          <table:table-cell table:style-name="ce3"/>
          <table:table-cell table:style-name="ce8"/>
          <table:table-cell table:style-name="ce3"/>
          <table:table-cell table:style-name="ce17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4"/>
        </table:table-row>
        <table:table-row table:style-name="ro4" table:number-rows-repeated="104755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0_Launchy.E1:0_Launchy.E1 0_Launchy.E4:0_Launchy.E1020 0_Launchy.M152:0_Launchy.M152">
            <calcext:condition calcext:apply-style-name="ConditionalStyle_1" calcext:value="contains-text(&quot;propulsion&quot;)" calcext:base-cell-address="0_Launchy.E1"/>
          </calcext:conditional-format>
          <calcext:conditional-format calcext:target-range-address="0_Launchy.E1:0_Launchy.E1 0_Launchy.E4:0_Launchy.E1020 0_Launchy.M152:0_Launchy.M152">
            <calcext:condition calcext:apply-style-name="ConditionalStyle_2" calcext:value="contains-text(&quot;avionics&quot;)" calcext:base-cell-address="0_Launchy.E1"/>
          </calcext:conditional-format>
          <calcext:conditional-format calcext:target-range-address="0_Launchy.E1:0_Launchy.E1 0_Launchy.E4:0_Launchy.E1020 0_Launchy.M152:0_Launchy.M152">
            <calcext:condition calcext:apply-style-name="ConditionalStyle_3" calcext:value="contains-text(&quot;structures&quot;)" calcext:base-cell-address="0_Launchy.E1"/>
          </calcext:conditional-format>
          <calcext:conditional-format calcext:target-range-address="0_Launchy.E1:0_Launchy.E1 0_Launchy.E4:0_Launchy.E1020 0_Launchy.M152:0_Launchy.M152">
            <calcext:condition calcext:apply-style-name="ConditionalStyle_4" calcext:value="contains-text(&quot;Cooling&quot;)" calcext:base-cell-address="0_Launchy.E1"/>
          </calcext:conditional-format>
          <calcext:conditional-format calcext:target-range-address="0_Launchy.E1:0_Launchy.E1 0_Launchy.E4:0_Launchy.E1020 0_Launchy.M152:0_Launchy.M152">
            <calcext:condition calcext:apply-style-name="ConditionalStyle_5" calcext:value="contains-text(&quot;Igniter&quot;)" calcext:base-cell-address="0_Launchy.E1"/>
          </calcext:conditional-format>
          <calcext:conditional-format calcext:target-range-address="0_Launchy.E1:0_Launchy.E1 0_Launchy.E4:0_Launchy.E1020 0_Launchy.M152:0_Launchy.M152">
            <calcext:condition calcext:apply-style-name="ConditionalStyle_6" calcext:value="contains-text(&quot;Injector&quot;)" calcext:base-cell-address="0_Launchy.E1"/>
          </calcext:conditional-format>
        </calcext:conditional-formats>
      </table:table>
      <table:table table:name="1_Marginal_Stability" table:style-name="ta2">
        <table:table-column table:style-name="co15" table:default-cell-style-name="Default"/>
        <table:table-column table:style-name="co15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table:number-columns-repeated="2"/>
          <table:table-cell table:style-name="ce3"/>
          <table:table-cell table:style-name="ce8"/>
          <table:table-cell table:style-name="ce3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2" table:number-columns-repeated="2"/>
          <table:table-cell table:style-name="ce4" office:value-type="string" calcext:value-type="string" table:number-columns-spanned="4" table:number-rows-spanned="2">
            <text:p>READ BEFORE USING &gt;&gt;&gt;</text:p>
          </table:table-cell>
          <table:covered-table-cell table:number-columns-repeated="2"/>
          <table:covered-table-cell table:style-name="ce51"/>
          <table:table-cell table:style-name="ce21" office:value-type="string" calcext:value-type="string" table:number-columns-spanned="3" table:number-rows-spanned="1">
            <text:p>Note 1: Part and Assembly Numbers in their full form should be displayed as the part number "dash" revision. I.e.:</text:p>
          </table:table-cell>
          <table:covered-table-cell table:number-columns-repeated="2"/>
          <table:table-cell table:style-name="ce29" office:value-type="string" calcext:value-type="string" table:number-columns-spanned="2" table:number-rows-spanned="2">
            <text:p>Note 2: Add a "_ASSM" suffix for all assemblies.</text:p>
          </table:table-cell>
          <table:covered-table-cell/>
          <table:table-cell table:style-name="ce30" office:value-type="string" calcext:value-type="string" table:number-columns-spanned="5" table:number-rows-spanned="2">
            <text:p>Note 3: Rows that are highlighted are top level assembly for major projects</text:p>
          </table:table-cell>
          <table:covered-table-cell table:number-columns-repeated="4"/>
          <table:table-cell table:style-name="ce1" table:number-columns-repeated="6"/>
          <table:table-cell table:style-name="ce2" table:number-columns-repeated="9"/>
          <table:table-cell table:number-columns-repeated="993"/>
        </table:table-row>
        <table:table-row table:style-name="ro1">
          <table:table-cell table:style-name="ce2" table:number-columns-repeated="2"/>
          <table:covered-table-cell table:number-columns-repeated="3"/>
          <table:covered-table-cell table:style-name="ce52"/>
          <table:table-cell table:style-name="ce22" office:value-type="string" calcext:value-type="string">
            <text:p>10001-R01_COMMON-NAME</text:p>
          </table:table-cell>
          <table:table-cell table:style-name="ce3"/>
          <table:table-cell table:style-name="ce24"/>
          <table:covered-table-cell table:number-columns-repeated="7"/>
          <table:table-cell table:style-name="ce1" table:number-columns-repeated="5"/>
          <table:table-cell table:style-name="ce2" table:number-columns-repeated="10"/>
          <table:table-cell table:number-columns-repeated="993"/>
        </table:table-row>
        <table:table-row table:style-name="ro1">
          <table:table-cell table:style-name="ce2"/>
          <table:table-cell table:style-name="ce3" office:value-type="float" office:value="10000" calcext:value-type="float">
            <text:p>10000</text:p>
          </table:table-cell>
          <table:table-cell/>
          <table:table-cell table:style-name="ce8"/>
          <table:table-cell table:style-name="ce3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PART NUMBER:</text:p>
          </table:table-cell>
          <table:table-cell table:style-name="ce9" office:value-type="string" calcext:value-type="string">
            <text:p>REVISION:</text:p>
          </table:table-cell>
          <table:table-cell table:style-name="ce5" office:value-type="string" calcext:value-type="string">
            <text:p>COMMON NAME:</text:p>
          </table:table-cell>
          <table:table-cell table:style-name="ce53" office:value-type="string" calcext:value-type="string">
            <text:p>DEPARTMENT:</text:p>
          </table:table-cell>
          <table:table-cell table:style-name="ce5" office:value-type="string" calcext:value-type="string">
            <text:p>PROGRAM:</text:p>
          </table:table-cell>
          <table:table-cell table:style-name="ce5" office:value-type="string" calcext:value-type="string">
            <text:p>PROJECT:</text:p>
          </table:table-cell>
          <table:table-cell table:style-name="ce25" office:value-type="string" calcext:value-type="string">
            <text:p>DESCRIPTION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UNITS</text:p>
          </table:table-cell>
          <table:table-cell table:style-name="ce5" office:value-type="string" calcext:value-type="string">
            <text:p>CREATED BY:</text:p>
          </table:table-cell>
          <table:table-cell table:style-name="ce5" office:value-type="string" calcext:value-type="string">
            <text:p>DATE CREATED:</text:p>
          </table:table-cell>
          <table:table-cell table:style-name="ce5" office:value-type="string" calcext:value-type="string">
            <text:p>LINK:</text:p>
          </table:table-cell>
          <table:table-cell table:style-name="ce5" office:value-type="string" calcext:value-type="string">
            <text:p>STATE</text:p>
          </table:table-cell>
          <table:table-cell table:style-name="ce2" table:number-columns-repeated="16"/>
          <table:table-cell table:number-columns-repeated="993"/>
        </table:table-row>
        <table:table-row table:style-name="ro3">
          <table:table-cell table:style-name="ce47"/>
          <table:table-cell table:style-name="ce48" office:value-type="string" calcext:value-type="string">
            <text:p>000001</text:p>
          </table:table-cell>
          <table:table-cell table:style-name="ce49" table:formula="of:=[.B6]+[.$B$4]" office:value-type="float" office:value="10001" calcext:value-type="float">
            <text:p>1000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1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02</text:p>
          </table:table-cell>
          <table:table-cell table:style-name="ce49" table:formula="of:=[.B7]+[.$B$4]" office:value-type="float" office:value="10002" calcext:value-type="float">
            <text:p>1000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03</text:p>
          </table:table-cell>
          <table:table-cell table:style-name="ce49" table:formula="of:=[.B8]+[.$B$4]" office:value-type="float" office:value="10003" calcext:value-type="float">
            <text:p>1000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04</text:p>
          </table:table-cell>
          <table:table-cell table:style-name="ce49" table:formula="of:=[.B9]+[.$B$4]" office:value-type="float" office:value="10004" calcext:value-type="float">
            <text:p>1000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05</text:p>
          </table:table-cell>
          <table:table-cell table:style-name="ce49" table:formula="of:=[.B10]+[.$B$4]" office:value-type="float" office:value="10005" calcext:value-type="float">
            <text:p>1000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06</text:p>
          </table:table-cell>
          <table:table-cell table:style-name="ce49" table:formula="of:=[.B11]+[.$B$4]" office:value-type="float" office:value="10006" calcext:value-type="float">
            <text:p>1000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07</text:p>
          </table:table-cell>
          <table:table-cell table:style-name="ce49" table:formula="of:=[.B12]+[.$B$4]" office:value-type="float" office:value="10007" calcext:value-type="float">
            <text:p>1000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08</text:p>
          </table:table-cell>
          <table:table-cell table:style-name="ce49" table:formula="of:=[.B13]+[.$B$4]" office:value-type="float" office:value="10008" calcext:value-type="float">
            <text:p>1000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09</text:p>
          </table:table-cell>
          <table:table-cell table:style-name="ce49" table:formula="of:=[.B14]+[.$B$4]" office:value-type="float" office:value="10009" calcext:value-type="float">
            <text:p>1000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10</text:p>
          </table:table-cell>
          <table:table-cell table:style-name="ce49" table:formula="of:=[.B15]+[.$B$4]" office:value-type="float" office:value="10010" calcext:value-type="float">
            <text:p>1001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2"/>
          <table:table-cell table:style-name="ce3" table:number-columns-repeated="2"/>
          <table:table-cell table:style-name="ce34"/>
          <table:table-cell table:style-name="ce1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11</text:p>
          </table:table-cell>
          <table:table-cell table:style-name="ce49" table:formula="of:=[.B16]+[.$B$4]" office:value-type="float" office:value="10011" calcext:value-type="float">
            <text:p>1001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1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12</text:p>
          </table:table-cell>
          <table:table-cell table:style-name="ce49" table:formula="of:=[.B17]+[.$B$4]" office:value-type="float" office:value="10012" calcext:value-type="float">
            <text:p>1001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4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13</text:p>
          </table:table-cell>
          <table:table-cell table:style-name="ce49" table:formula="of:=[.B18]+[.$B$4]" office:value-type="float" office:value="10013" calcext:value-type="float">
            <text:p>1001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14</text:p>
          </table:table-cell>
          <table:table-cell table:style-name="ce49" table:formula="of:=[.B19]+[.$B$4]" office:value-type="float" office:value="10014" calcext:value-type="float">
            <text:p>1001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15</text:p>
          </table:table-cell>
          <table:table-cell table:style-name="ce49" table:formula="of:=[.B20]+[.$B$4]" office:value-type="float" office:value="10015" calcext:value-type="float">
            <text:p>1001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16</text:p>
          </table:table-cell>
          <table:table-cell table:style-name="ce49" table:formula="of:=[.B21]+[.$B$4]" office:value-type="float" office:value="10016" calcext:value-type="float">
            <text:p>1001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17</text:p>
          </table:table-cell>
          <table:table-cell table:style-name="ce49" table:formula="of:=[.B22]+[.$B$4]" office:value-type="float" office:value="10017" calcext:value-type="float">
            <text:p>1001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18</text:p>
          </table:table-cell>
          <table:table-cell table:style-name="ce49" table:formula="of:=[.B23]+[.$B$4]" office:value-type="float" office:value="10018" calcext:value-type="float">
            <text:p>1001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19</text:p>
          </table:table-cell>
          <table:table-cell table:style-name="ce49" table:formula="of:=[.B24]+[.$B$4]" office:value-type="float" office:value="10019" calcext:value-type="float">
            <text:p>1001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7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20</text:p>
          </table:table-cell>
          <table:table-cell table:style-name="ce49" table:formula="of:=[.B25]+[.$B$4]" office:value-type="float" office:value="10020" calcext:value-type="float">
            <text:p>1002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7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21</text:p>
          </table:table-cell>
          <table:table-cell table:style-name="ce49" table:formula="of:=[.B26]+[.$B$4]" office:value-type="float" office:value="10021" calcext:value-type="float">
            <text:p>10021</text:p>
          </table:table-cell>
          <table:table-cell table:style-name="ce10"/>
          <table:table-cell table:style-name="ce14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4"/>
          <table:table-cell table:style-name="ce41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22</text:p>
          </table:table-cell>
          <table:table-cell table:style-name="ce49" table:formula="of:=[.B27]+[.$B$4]" office:value-type="float" office:value="10022" calcext:value-type="float">
            <text:p>10022</text:p>
          </table:table-cell>
          <table:table-cell table:style-name="ce10"/>
          <table:table-cell table:style-name="ce14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23</text:p>
          </table:table-cell>
          <table:table-cell table:style-name="ce49" table:formula="of:=[.B28]+[.$B$4]" office:value-type="float" office:value="10023" calcext:value-type="float">
            <text:p>10023</text:p>
          </table:table-cell>
          <table:table-cell table:style-name="ce10"/>
          <table:table-cell table:style-name="ce14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24</text:p>
          </table:table-cell>
          <table:table-cell table:style-name="ce49" table:formula="of:=[.B29]+[.$B$4]" office:value-type="float" office:value="10024" calcext:value-type="float">
            <text:p>10024</text:p>
          </table:table-cell>
          <table:table-cell table:style-name="ce10"/>
          <table:table-cell table:style-name="ce14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25</text:p>
          </table:table-cell>
          <table:table-cell table:style-name="ce49" table:formula="of:=[.B30]+[.$B$4]" office:value-type="float" office:value="10025" calcext:value-type="float">
            <text:p>10025</text:p>
          </table:table-cell>
          <table:table-cell table:style-name="ce10"/>
          <table:table-cell table:style-name="ce14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41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26</text:p>
          </table:table-cell>
          <table:table-cell table:style-name="ce49" table:formula="of:=[.B31]+[.$B$4]" office:value-type="float" office:value="10026" calcext:value-type="float">
            <text:p>10026</text:p>
          </table:table-cell>
          <table:table-cell table:style-name="ce10"/>
          <table:table-cell table:style-name="ce14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41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29</text:p>
          </table:table-cell>
          <table:table-cell table:style-name="ce49" table:formula="of:=[.B32]+[.$B$4]" office:value-type="float" office:value="10029" calcext:value-type="float">
            <text:p>1002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30</text:p>
          </table:table-cell>
          <table:table-cell table:style-name="ce49" table:formula="of:=[.B33]+[.$B$4]" office:value-type="float" office:value="10030" calcext:value-type="float">
            <text:p>1003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31</text:p>
          </table:table-cell>
          <table:table-cell table:style-name="ce49" table:formula="of:=[.B34]+[.$B$4]" office:value-type="float" office:value="10031" calcext:value-type="float">
            <text:p>1003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32</text:p>
          </table:table-cell>
          <table:table-cell table:style-name="ce49" table:formula="of:=[.B35]+[.$B$4]" office:value-type="float" office:value="10032" calcext:value-type="float">
            <text:p>1003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33</text:p>
          </table:table-cell>
          <table:table-cell table:style-name="ce49" table:formula="of:=[.B36]+[.$B$4]" office:value-type="float" office:value="10033" calcext:value-type="float">
            <text:p>1003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34</text:p>
          </table:table-cell>
          <table:table-cell table:style-name="ce49" table:formula="of:=[.B37]+[.$B$4]" office:value-type="float" office:value="10034" calcext:value-type="float">
            <text:p>10034</text:p>
          </table:table-cell>
          <table:table-cell table:style-name="ce10"/>
          <table:table-cell table:style-name="ce12"/>
          <table:table-cell table:style-name="ce50"/>
          <table:table-cell table:style-name="ce3"/>
          <table:table-cell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35</text:p>
          </table:table-cell>
          <table:table-cell table:style-name="ce49" table:formula="of:=[.B38]+[.$B$4]" office:value-type="float" office:value="10035" calcext:value-type="float">
            <text:p>1003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36</text:p>
          </table:table-cell>
          <table:table-cell table:style-name="ce49" table:formula="of:=[.B39]+[.$B$4]" office:value-type="float" office:value="10036" calcext:value-type="float">
            <text:p>1003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37</text:p>
          </table:table-cell>
          <table:table-cell table:style-name="ce49" table:formula="of:=[.B40]+[.$B$4]" office:value-type="float" office:value="10037" calcext:value-type="float">
            <text:p>1003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38</text:p>
          </table:table-cell>
          <table:table-cell table:style-name="ce49" table:formula="of:=[.B41]+[.$B$4]" office:value-type="float" office:value="10038" calcext:value-type="float">
            <text:p>1003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39</text:p>
          </table:table-cell>
          <table:table-cell table:style-name="ce49" table:formula="of:=[.B42]+[.$B$4]" office:value-type="float" office:value="10039" calcext:value-type="float">
            <text:p>1003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40</text:p>
          </table:table-cell>
          <table:table-cell table:style-name="ce49" table:formula="of:=[.B43]+[.$B$4]" office:value-type="float" office:value="10040" calcext:value-type="float">
            <text:p>1004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41</text:p>
          </table:table-cell>
          <table:table-cell table:style-name="ce49" table:formula="of:=[.B44]+[.$B$4]" office:value-type="float" office:value="10041" calcext:value-type="float">
            <text:p>1004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42</text:p>
          </table:table-cell>
          <table:table-cell table:style-name="ce49" table:formula="of:=[.B45]+[.$B$4]" office:value-type="float" office:value="10042" calcext:value-type="float">
            <text:p>1004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43</text:p>
          </table:table-cell>
          <table:table-cell table:style-name="ce49" table:formula="of:=[.B46]+[.$B$4]" office:value-type="float" office:value="10043" calcext:value-type="float">
            <text:p>10043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44</text:p>
          </table:table-cell>
          <table:table-cell table:style-name="ce49" table:formula="of:=[.B47]+[.$B$4]" office:value-type="float" office:value="10044" calcext:value-type="float">
            <text:p>10044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45</text:p>
          </table:table-cell>
          <table:table-cell table:style-name="ce49" table:formula="of:=[.B48]+[.$B$4]" office:value-type="float" office:value="10045" calcext:value-type="float">
            <text:p>10045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46</text:p>
          </table:table-cell>
          <table:table-cell table:style-name="ce49" table:formula="of:=[.B49]+[.$B$4]" office:value-type="float" office:value="10046" calcext:value-type="float">
            <text:p>10046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47</text:p>
          </table:table-cell>
          <table:table-cell table:style-name="ce49" table:formula="of:=[.B50]+[.$B$4]" office:value-type="float" office:value="10047" calcext:value-type="float">
            <text:p>10047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4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48</text:p>
          </table:table-cell>
          <table:table-cell table:style-name="ce49" table:formula="of:=[.B51]+[.$B$4]" office:value-type="float" office:value="10048" calcext:value-type="float">
            <text:p>10048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4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49</text:p>
          </table:table-cell>
          <table:table-cell table:style-name="ce49" table:formula="of:=[.B52]+[.$B$4]" office:value-type="float" office:value="10049" calcext:value-type="float">
            <text:p>10049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50</text:p>
          </table:table-cell>
          <table:table-cell table:style-name="ce49" table:formula="of:=[.B53]+[.$B$4]" office:value-type="float" office:value="10050" calcext:value-type="float">
            <text:p>10050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51</text:p>
          </table:table-cell>
          <table:table-cell table:style-name="ce49" table:formula="of:=[.B54]+[.$B$4]" office:value-type="float" office:value="10051" calcext:value-type="float">
            <text:p>10051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52</text:p>
          </table:table-cell>
          <table:table-cell table:style-name="ce49" table:formula="of:=[.B55]+[.$B$4]" office:value-type="float" office:value="10052" calcext:value-type="float">
            <text:p>10052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53</text:p>
          </table:table-cell>
          <table:table-cell table:style-name="ce49" table:formula="of:=[.B56]+[.$B$4]" office:value-type="float" office:value="10053" calcext:value-type="float">
            <text:p>10053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4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54</text:p>
          </table:table-cell>
          <table:table-cell table:style-name="ce49" table:formula="of:=[.B57]+[.$B$4]" office:value-type="float" office:value="10054" calcext:value-type="float">
            <text:p>10054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4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55</text:p>
          </table:table-cell>
          <table:table-cell table:style-name="ce49" table:formula="of:=[.B58]+[.$B$4]" office:value-type="float" office:value="10055" calcext:value-type="float">
            <text:p>10055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5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56</text:p>
          </table:table-cell>
          <table:table-cell table:style-name="ce49" table:formula="of:=[.B59]+[.$B$4]" office:value-type="float" office:value="10056" calcext:value-type="float">
            <text:p>10056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57</text:p>
          </table:table-cell>
          <table:table-cell table:style-name="ce49" table:formula="of:=[.B60]+[.$B$4]" office:value-type="float" office:value="10057" calcext:value-type="float">
            <text:p>10057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4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58</text:p>
          </table:table-cell>
          <table:table-cell table:style-name="ce49" table:formula="of:=[.B61]+[.$B$4]" office:value-type="float" office:value="10058" calcext:value-type="float">
            <text:p>10058</text:p>
          </table:table-cell>
          <table:table-cell table:style-name="ce10"/>
          <table:table-cell table:style-name="ce16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59</text:p>
          </table:table-cell>
          <table:table-cell table:style-name="ce49" table:formula="of:=[.B62]+[.$B$4]" office:value-type="float" office:value="10059" calcext:value-type="float">
            <text:p>10059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60</text:p>
          </table:table-cell>
          <table:table-cell table:style-name="ce49" table:formula="of:=[.B63]+[.$B$4]" office:value-type="float" office:value="10060" calcext:value-type="float">
            <text:p>10060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61</text:p>
          </table:table-cell>
          <table:table-cell table:style-name="ce49" table:formula="of:=[.B64]+[.$B$4]" office:value-type="float" office:value="10061" calcext:value-type="float">
            <text:p>1006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62</text:p>
          </table:table-cell>
          <table:table-cell table:style-name="ce49" table:formula="of:=[.B65]+[.$B$4]" office:value-type="float" office:value="10062" calcext:value-type="float">
            <text:p>1006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63</text:p>
          </table:table-cell>
          <table:table-cell table:style-name="ce49" table:formula="of:=[.B66]+[.$B$4]" office:value-type="float" office:value="10063" calcext:value-type="float">
            <text:p>10063</text:p>
          </table:table-cell>
          <table:table-cell table:style-name="ce10"/>
          <table:table-cell table:style-name="ce12"/>
          <table:table-cell table:style-name="ce50"/>
          <table:table-cell/>
          <table:table-cell table:style-name="ce3"/>
          <table:table-cell table:style-name="ce28"/>
          <table:table-cell table:style-name="ce3"/>
          <table:table-cell table:style-name="ce28" table:number-columns-repeated="2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64</text:p>
          </table:table-cell>
          <table:table-cell table:style-name="ce49" table:formula="of:=[.B67]+[.$B$4]" office:value-type="float" office:value="10064" calcext:value-type="float">
            <text:p>1006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65</text:p>
          </table:table-cell>
          <table:table-cell table:style-name="ce49" table:formula="of:=[.B68]+[.$B$4]" office:value-type="float" office:value="10065" calcext:value-type="float">
            <text:p>1006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66</text:p>
          </table:table-cell>
          <table:table-cell table:style-name="ce49" table:formula="of:=[.B69]+[.$B$4]" office:value-type="float" office:value="10066" calcext:value-type="float">
            <text:p>1006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67</text:p>
          </table:table-cell>
          <table:table-cell table:style-name="ce49" table:formula="of:=[.B70]+[.$B$4]" office:value-type="float" office:value="10067" calcext:value-type="float">
            <text:p>1006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68</text:p>
          </table:table-cell>
          <table:table-cell table:style-name="ce49" table:formula="of:=[.B71]+[.$B$4]" office:value-type="float" office:value="10068" calcext:value-type="float">
            <text:p>1006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69</text:p>
          </table:table-cell>
          <table:table-cell table:style-name="ce49" table:formula="of:=[.B72]+[.$B$4]" office:value-type="float" office:value="10069" calcext:value-type="float">
            <text:p>1006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70</text:p>
          </table:table-cell>
          <table:table-cell table:style-name="ce49" table:formula="of:=[.B73]+[.$B$4]" office:value-type="float" office:value="10070" calcext:value-type="float">
            <text:p>1007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71</text:p>
          </table:table-cell>
          <table:table-cell table:style-name="ce49" table:formula="of:=[.B74]+[.$B$4]" office:value-type="float" office:value="10071" calcext:value-type="float">
            <text:p>1007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72</text:p>
          </table:table-cell>
          <table:table-cell table:style-name="ce49" table:formula="of:=[.B75]+[.$B$4]" office:value-type="float" office:value="10072" calcext:value-type="float">
            <text:p>1007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73</text:p>
          </table:table-cell>
          <table:table-cell table:style-name="ce49" table:formula="of:=[.B76]+[.$B$4]" office:value-type="float" office:value="10073" calcext:value-type="float">
            <text:p>1007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74</text:p>
          </table:table-cell>
          <table:table-cell table:style-name="ce49" table:formula="of:=[.B77]+[.$B$4]" office:value-type="float" office:value="10074" calcext:value-type="float">
            <text:p>1007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75</text:p>
          </table:table-cell>
          <table:table-cell table:style-name="ce49" table:formula="of:=[.B78]+[.$B$4]" office:value-type="float" office:value="10075" calcext:value-type="float">
            <text:p>10075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76</text:p>
          </table:table-cell>
          <table:table-cell table:style-name="ce49" table:formula="of:=[.B79]+[.$B$4]" office:value-type="float" office:value="10076" calcext:value-type="float">
            <text:p>10076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77</text:p>
          </table:table-cell>
          <table:table-cell table:style-name="ce49" table:formula="of:=[.B80]+[.$B$4]" office:value-type="float" office:value="10077" calcext:value-type="float">
            <text:p>10077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78</text:p>
          </table:table-cell>
          <table:table-cell table:style-name="ce49" table:formula="of:=[.B81]+[.$B$4]" office:value-type="float" office:value="10078" calcext:value-type="float">
            <text:p>10078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79</text:p>
          </table:table-cell>
          <table:table-cell table:style-name="ce49" table:formula="of:=[.B82]+[.$B$4]" office:value-type="float" office:value="10079" calcext:value-type="float">
            <text:p>10079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80</text:p>
          </table:table-cell>
          <table:table-cell table:style-name="ce49" table:formula="of:=[.B83]+[.$B$4]" office:value-type="float" office:value="10080" calcext:value-type="float">
            <text:p>10080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81</text:p>
          </table:table-cell>
          <table:table-cell table:style-name="ce49" table:formula="of:=[.B84]+[.$B$4]" office:value-type="float" office:value="10081" calcext:value-type="float">
            <text:p>10081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82</text:p>
          </table:table-cell>
          <table:table-cell table:style-name="ce49" table:formula="of:=[.B85]+[.$B$4]" office:value-type="float" office:value="10082" calcext:value-type="float">
            <text:p>10082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83</text:p>
          </table:table-cell>
          <table:table-cell table:style-name="ce49" table:formula="of:=[.B86]+[.$B$4]" office:value-type="float" office:value="10083" calcext:value-type="float">
            <text:p>10083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84</text:p>
          </table:table-cell>
          <table:table-cell table:style-name="ce49" table:formula="of:=[.B87]+[.$B$4]" office:value-type="float" office:value="10084" calcext:value-type="float">
            <text:p>10084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85</text:p>
          </table:table-cell>
          <table:table-cell table:style-name="ce49" table:formula="of:=[.B88]+[.$B$4]" office:value-type="float" office:value="10085" calcext:value-type="float">
            <text:p>10085</text:p>
          </table:table-cell>
          <table:table-cell table:style-name="ce10"/>
          <table:table-cell table:style-name="ce15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86</text:p>
          </table:table-cell>
          <table:table-cell table:style-name="ce49" table:formula="of:=[.B89]+[.$B$4]" office:value-type="float" office:value="10086" calcext:value-type="float">
            <text:p>1008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4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87</text:p>
          </table:table-cell>
          <table:table-cell table:style-name="ce49" table:formula="of:=[.B90]+[.$B$4]" office:value-type="float" office:value="10087" calcext:value-type="float">
            <text:p>1008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88</text:p>
          </table:table-cell>
          <table:table-cell table:style-name="ce49" table:formula="of:=[.B91]+[.$B$4]" office:value-type="float" office:value="10088" calcext:value-type="float">
            <text:p>1008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89</text:p>
          </table:table-cell>
          <table:table-cell table:style-name="ce49" table:formula="of:=[.B92]+[.$B$4]" office:value-type="float" office:value="10089" calcext:value-type="float">
            <text:p>1008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90</text:p>
          </table:table-cell>
          <table:table-cell table:style-name="ce49" table:formula="of:=[.B93]+[.$B$4]" office:value-type="float" office:value="10090" calcext:value-type="float">
            <text:p>1009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91</text:p>
          </table:table-cell>
          <table:table-cell table:style-name="ce49" table:formula="of:=[.B94]+[.$B$4]" office:value-type="float" office:value="10091" calcext:value-type="float">
            <text:p>1009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92</text:p>
          </table:table-cell>
          <table:table-cell table:style-name="ce49" table:formula="of:=[.B95]+[.$B$4]" office:value-type="float" office:value="10092" calcext:value-type="float">
            <text:p>1009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93</text:p>
          </table:table-cell>
          <table:table-cell table:style-name="ce49" table:formula="of:=[.B96]+[.$B$4]" office:value-type="float" office:value="10093" calcext:value-type="float">
            <text:p>1009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94</text:p>
          </table:table-cell>
          <table:table-cell table:style-name="ce49" table:formula="of:=[.B97]+[.$B$4]" office:value-type="float" office:value="10094" calcext:value-type="float">
            <text:p>1009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95</text:p>
          </table:table-cell>
          <table:table-cell table:style-name="ce49" table:formula="of:=[.B98]+[.$B$4]" office:value-type="float" office:value="10095" calcext:value-type="float">
            <text:p>1009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96</text:p>
          </table:table-cell>
          <table:table-cell table:style-name="ce49" table:formula="of:=[.B99]+[.$B$4]" office:value-type="float" office:value="10096" calcext:value-type="float">
            <text:p>1009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97</text:p>
          </table:table-cell>
          <table:table-cell table:style-name="ce49" table:formula="of:=[.B100]+[.$B$4]" office:value-type="float" office:value="10097" calcext:value-type="float">
            <text:p>1009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98</text:p>
          </table:table-cell>
          <table:table-cell table:style-name="ce49" table:formula="of:=[.B101]+[.$B$4]" office:value-type="float" office:value="10098" calcext:value-type="float">
            <text:p>1009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099</text:p>
          </table:table-cell>
          <table:table-cell table:style-name="ce49" table:formula="of:=[.B102]+[.$B$4]" office:value-type="float" office:value="10099" calcext:value-type="float">
            <text:p>1009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00</text:p>
          </table:table-cell>
          <table:table-cell table:style-name="ce49" table:formula="of:=[.B103]+[.$B$4]" office:value-type="float" office:value="10100" calcext:value-type="float">
            <text:p>1010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01</text:p>
          </table:table-cell>
          <table:table-cell table:style-name="ce49" table:formula="of:=[.B104]+[.$B$4]" office:value-type="float" office:value="10101" calcext:value-type="float">
            <text:p>1010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02</text:p>
          </table:table-cell>
          <table:table-cell table:style-name="ce49" table:formula="of:=[.B105]+[.$B$4]" office:value-type="float" office:value="10102" calcext:value-type="float">
            <text:p>1010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03</text:p>
          </table:table-cell>
          <table:table-cell table:style-name="ce49" table:formula="of:=[.B106]+[.$B$4]" office:value-type="float" office:value="10103" calcext:value-type="float">
            <text:p>1010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04</text:p>
          </table:table-cell>
          <table:table-cell table:style-name="ce49" table:formula="of:=[.B107]+[.$B$4]" office:value-type="float" office:value="10104" calcext:value-type="float">
            <text:p>1010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05</text:p>
          </table:table-cell>
          <table:table-cell table:style-name="ce49" table:formula="of:=[.B108]+[.$B$4]" office:value-type="float" office:value="10105" calcext:value-type="float">
            <text:p>1010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06</text:p>
          </table:table-cell>
          <table:table-cell table:style-name="ce49" table:formula="of:=[.B109]+[.$B$4]" office:value-type="float" office:value="10106" calcext:value-type="float">
            <text:p>1010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07</text:p>
          </table:table-cell>
          <table:table-cell table:style-name="ce49" table:formula="of:=[.B110]+[.$B$4]" office:value-type="float" office:value="10107" calcext:value-type="float">
            <text:p>1010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08</text:p>
          </table:table-cell>
          <table:table-cell table:style-name="ce49" table:formula="of:=[.B111]+[.$B$4]" office:value-type="float" office:value="10108" calcext:value-type="float">
            <text:p>1010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09</text:p>
          </table:table-cell>
          <table:table-cell table:style-name="ce49" table:formula="of:=[.B112]+[.$B$4]" office:value-type="float" office:value="10109" calcext:value-type="float">
            <text:p>1010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10</text:p>
          </table:table-cell>
          <table:table-cell table:style-name="ce49" table:formula="of:=[.B113]+[.$B$4]" office:value-type="float" office:value="10110" calcext:value-type="float">
            <text:p>1011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11</text:p>
          </table:table-cell>
          <table:table-cell table:style-name="ce49" table:formula="of:=[.B114]+[.$B$4]" office:value-type="float" office:value="10111" calcext:value-type="float">
            <text:p>1011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12</text:p>
          </table:table-cell>
          <table:table-cell table:style-name="ce49" table:formula="of:=[.B115]+[.$B$4]" office:value-type="float" office:value="10112" calcext:value-type="float">
            <text:p>1011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13</text:p>
          </table:table-cell>
          <table:table-cell table:style-name="ce49" table:formula="of:=[.B116]+[.$B$4]" office:value-type="float" office:value="10113" calcext:value-type="float">
            <text:p>1011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14</text:p>
          </table:table-cell>
          <table:table-cell table:style-name="ce49" table:formula="of:=[.B117]+[.$B$4]" office:value-type="float" office:value="10114" calcext:value-type="float">
            <text:p>1011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15</text:p>
          </table:table-cell>
          <table:table-cell table:style-name="ce49" table:formula="of:=[.B118]+[.$B$4]" office:value-type="float" office:value="10115" calcext:value-type="float">
            <text:p>1011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16</text:p>
          </table:table-cell>
          <table:table-cell table:style-name="ce49" table:formula="of:=[.B119]+[.$B$4]" office:value-type="float" office:value="10116" calcext:value-type="float">
            <text:p>1011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17</text:p>
          </table:table-cell>
          <table:table-cell table:style-name="ce49" table:formula="of:=[.B120]+[.$B$4]" office:value-type="float" office:value="10117" calcext:value-type="float">
            <text:p>1011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18</text:p>
          </table:table-cell>
          <table:table-cell table:style-name="ce49" table:formula="of:=[.B121]+[.$B$4]" office:value-type="float" office:value="10118" calcext:value-type="float">
            <text:p>1011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19</text:p>
          </table:table-cell>
          <table:table-cell table:style-name="ce49" table:formula="of:=[.B122]+[.$B$4]" office:value-type="float" office:value="10119" calcext:value-type="float">
            <text:p>1011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20</text:p>
          </table:table-cell>
          <table:table-cell table:style-name="ce49" table:formula="of:=[.B123]+[.$B$4]" office:value-type="float" office:value="10120" calcext:value-type="float">
            <text:p>1012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21</text:p>
          </table:table-cell>
          <table:table-cell table:style-name="ce49" table:formula="of:=[.B124]+[.$B$4]" office:value-type="float" office:value="10121" calcext:value-type="float">
            <text:p>1012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22</text:p>
          </table:table-cell>
          <table:table-cell table:style-name="ce49" table:formula="of:=[.B125]+[.$B$4]" office:value-type="float" office:value="10122" calcext:value-type="float">
            <text:p>1012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23</text:p>
          </table:table-cell>
          <table:table-cell table:style-name="ce49" table:formula="of:=[.B126]+[.$B$4]" office:value-type="float" office:value="10123" calcext:value-type="float">
            <text:p>1012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24</text:p>
          </table:table-cell>
          <table:table-cell table:style-name="ce49" table:formula="of:=[.B127]+[.$B$4]" office:value-type="float" office:value="10124" calcext:value-type="float">
            <text:p>1012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25</text:p>
          </table:table-cell>
          <table:table-cell table:style-name="ce49" table:formula="of:=[.B128]+[.$B$4]" office:value-type="float" office:value="10125" calcext:value-type="float">
            <text:p>1012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26</text:p>
          </table:table-cell>
          <table:table-cell table:style-name="ce49" table:formula="of:=[.B129]+[.$B$4]" office:value-type="float" office:value="10126" calcext:value-type="float">
            <text:p>1012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27</text:p>
          </table:table-cell>
          <table:table-cell table:style-name="ce49" table:formula="of:=[.B130]+[.$B$4]" office:value-type="float" office:value="10127" calcext:value-type="float">
            <text:p>1012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28</text:p>
          </table:table-cell>
          <table:table-cell table:style-name="ce49" table:formula="of:=[.B131]+[.$B$4]" office:value-type="float" office:value="10128" calcext:value-type="float">
            <text:p>1012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29</text:p>
          </table:table-cell>
          <table:table-cell table:style-name="ce49" table:formula="of:=[.B132]+[.$B$4]" office:value-type="float" office:value="10129" calcext:value-type="float">
            <text:p>1012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30</text:p>
          </table:table-cell>
          <table:table-cell table:style-name="ce49" table:formula="of:=[.B133]+[.$B$4]" office:value-type="float" office:value="10130" calcext:value-type="float">
            <text:p>1013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31</text:p>
          </table:table-cell>
          <table:table-cell table:style-name="ce49" table:formula="of:=[.B134]+[.$B$4]" office:value-type="float" office:value="10131" calcext:value-type="float">
            <text:p>1013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32</text:p>
          </table:table-cell>
          <table:table-cell table:style-name="ce49" table:formula="of:=[.B135]+[.$B$4]" office:value-type="float" office:value="10132" calcext:value-type="float">
            <text:p>1013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33</text:p>
          </table:table-cell>
          <table:table-cell table:style-name="ce49" table:formula="of:=[.B136]+[.$B$4]" office:value-type="float" office:value="10133" calcext:value-type="float">
            <text:p>1013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34</text:p>
          </table:table-cell>
          <table:table-cell table:style-name="ce49" table:formula="of:=[.B137]+[.$B$4]" office:value-type="float" office:value="10134" calcext:value-type="float">
            <text:p>1013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35</text:p>
          </table:table-cell>
          <table:table-cell table:style-name="ce49" table:formula="of:=[.B138]+[.$B$4]" office:value-type="float" office:value="10135" calcext:value-type="float">
            <text:p>1013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8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36</text:p>
          </table:table-cell>
          <table:table-cell table:style-name="ce49" table:formula="of:=[.B139]+[.$B$4]" office:value-type="float" office:value="10136" calcext:value-type="float">
            <text:p>1013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37</text:p>
          </table:table-cell>
          <table:table-cell table:style-name="ce49" table:formula="of:=[.B140]+[.$B$4]" office:value-type="float" office:value="10137" calcext:value-type="float">
            <text:p>1013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38</text:p>
          </table:table-cell>
          <table:table-cell table:style-name="ce49" table:formula="of:=[.B141]+[.$B$4]" office:value-type="float" office:value="10138" calcext:value-type="float">
            <text:p>1013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39</text:p>
          </table:table-cell>
          <table:table-cell table:style-name="ce49" table:formula="of:=[.B142]+[.$B$4]" office:value-type="float" office:value="10139" calcext:value-type="float">
            <text:p>1013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40</text:p>
          </table:table-cell>
          <table:table-cell table:style-name="ce49" table:formula="of:=[.B143]+[.$B$4]" office:value-type="float" office:value="10140" calcext:value-type="float">
            <text:p>1014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41</text:p>
          </table:table-cell>
          <table:table-cell table:style-name="ce49" table:formula="of:=[.B144]+[.$B$4]" office:value-type="float" office:value="10141" calcext:value-type="float">
            <text:p>1014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42</text:p>
          </table:table-cell>
          <table:table-cell table:style-name="ce49" table:formula="of:=[.B145]+[.$B$4]" office:value-type="float" office:value="10142" calcext:value-type="float">
            <text:p>1014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43</text:p>
          </table:table-cell>
          <table:table-cell table:style-name="ce49" table:formula="of:=[.B146]+[.$B$4]" office:value-type="float" office:value="10143" calcext:value-type="float">
            <text:p>1014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44</text:p>
          </table:table-cell>
          <table:table-cell table:style-name="ce49" table:formula="of:=[.B147]+[.$B$4]" office:value-type="float" office:value="10144" calcext:value-type="float">
            <text:p>1014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45</text:p>
          </table:table-cell>
          <table:table-cell table:style-name="ce49" table:formula="of:=[.B148]+[.$B$4]" office:value-type="float" office:value="10145" calcext:value-type="float">
            <text:p>1014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46</text:p>
          </table:table-cell>
          <table:table-cell table:style-name="ce49" table:formula="of:=[.B149]+[.$B$4]" office:value-type="float" office:value="10146" calcext:value-type="float">
            <text:p>1014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48</text:p>
          </table:table-cell>
          <table:table-cell table:style-name="ce49" table:formula="of:=[.B150]+[.$B$4]" office:value-type="float" office:value="10148" calcext:value-type="float">
            <text:p>1014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49</text:p>
          </table:table-cell>
          <table:table-cell table:style-name="ce49" table:formula="of:=[.B151]+[.$B$4]" office:value-type="float" office:value="10149" calcext:value-type="float">
            <text:p>1014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50</text:p>
          </table:table-cell>
          <table:table-cell table:style-name="ce49" table:formula="of:=[.B152]+[.$B$4]" office:value-type="float" office:value="10150" calcext:value-type="float">
            <text:p>10150</text:p>
          </table:table-cell>
          <table:table-cell table:style-name="ce10"/>
          <table:table-cell table:style-name="ce14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51</text:p>
          </table:table-cell>
          <table:table-cell table:style-name="ce49" table:formula="of:=[.B153]+[.$B$4]" office:value-type="float" office:value="10151" calcext:value-type="float">
            <text:p>1015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52</text:p>
          </table:table-cell>
          <table:table-cell table:style-name="ce49" table:formula="of:=[.B154]+[.$B$4]" office:value-type="float" office:value="10152" calcext:value-type="float">
            <text:p>1015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53</text:p>
          </table:table-cell>
          <table:table-cell table:style-name="ce49" table:formula="of:=[.B155]+[.$B$4]" office:value-type="float" office:value="10153" calcext:value-type="float">
            <text:p>1015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54</text:p>
          </table:table-cell>
          <table:table-cell table:style-name="ce49" table:formula="of:=[.B156]+[.$B$4]" office:value-type="float" office:value="10154" calcext:value-type="float">
            <text:p>1015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55</text:p>
          </table:table-cell>
          <table:table-cell table:style-name="ce49" table:formula="of:=[.B157]+[.$B$4]" office:value-type="float" office:value="10155" calcext:value-type="float">
            <text:p>1015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56</text:p>
          </table:table-cell>
          <table:table-cell table:style-name="ce49" table:formula="of:=[.B158]+[.$B$4]" office:value-type="float" office:value="10156" calcext:value-type="float">
            <text:p>1015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57</text:p>
          </table:table-cell>
          <table:table-cell table:style-name="ce49" table:formula="of:=[.B159]+[.$B$4]" office:value-type="float" office:value="10157" calcext:value-type="float">
            <text:p>1015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58</text:p>
          </table:table-cell>
          <table:table-cell table:style-name="ce49" table:formula="of:=[.B160]+[.$B$4]" office:value-type="float" office:value="10158" calcext:value-type="float">
            <text:p>1015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59</text:p>
          </table:table-cell>
          <table:table-cell table:style-name="ce49" table:formula="of:=[.B161]+[.$B$4]" office:value-type="float" office:value="10159" calcext:value-type="float">
            <text:p>1015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60</text:p>
          </table:table-cell>
          <table:table-cell table:style-name="ce49" table:formula="of:=[.B162]+[.$B$4]" office:value-type="float" office:value="10160" calcext:value-type="float">
            <text:p>1016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61</text:p>
          </table:table-cell>
          <table:table-cell table:style-name="ce49" table:formula="of:=[.B163]+[.$B$4]" office:value-type="float" office:value="10161" calcext:value-type="float">
            <text:p>1016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24"/>
          <table:table-cell table:style-name="ce3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62</text:p>
          </table:table-cell>
          <table:table-cell table:style-name="ce49" table:formula="of:=[.B164]+[.$B$4]" office:value-type="float" office:value="10162" calcext:value-type="float">
            <text:p>10162</text:p>
          </table:table-cell>
          <table:table-cell table:style-name="ce10"/>
          <table:table-cell table:style-name="ce14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63</text:p>
          </table:table-cell>
          <table:table-cell table:style-name="ce49" table:formula="of:=[.B165]+[.$B$4]" office:value-type="float" office:value="10163" calcext:value-type="float">
            <text:p>1016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64</text:p>
          </table:table-cell>
          <table:table-cell table:style-name="ce49" table:formula="of:=[.B166]+[.$B$4]" office:value-type="float" office:value="10164" calcext:value-type="float">
            <text:p>1016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65</text:p>
          </table:table-cell>
          <table:table-cell table:style-name="ce49" table:formula="of:=[.B167]+[.$B$4]" office:value-type="float" office:value="10165" calcext:value-type="float">
            <text:p>1016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66</text:p>
          </table:table-cell>
          <table:table-cell table:style-name="ce49" table:formula="of:=[.B168]+[.$B$4]" office:value-type="float" office:value="10166" calcext:value-type="float">
            <text:p>1016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6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67</text:p>
          </table:table-cell>
          <table:table-cell table:style-name="ce49" table:formula="of:=[.B169]+[.$B$4]" office:value-type="float" office:value="10167" calcext:value-type="float">
            <text:p>1016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68</text:p>
          </table:table-cell>
          <table:table-cell table:style-name="ce49" table:formula="of:=[.B170]+[.$B$4]" office:value-type="float" office:value="10168" calcext:value-type="float">
            <text:p>1016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69</text:p>
          </table:table-cell>
          <table:table-cell table:style-name="ce49" table:formula="of:=[.B171]+[.$B$4]" office:value-type="float" office:value="10169" calcext:value-type="float">
            <text:p>1016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70</text:p>
          </table:table-cell>
          <table:table-cell table:style-name="ce49" table:formula="of:=[.B172]+[.$B$4]" office:value-type="float" office:value="10170" calcext:value-type="float">
            <text:p>1017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71</text:p>
          </table:table-cell>
          <table:table-cell table:style-name="ce49" table:formula="of:=[.B173]+[.$B$4]" office:value-type="float" office:value="10171" calcext:value-type="float">
            <text:p>1017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72</text:p>
          </table:table-cell>
          <table:table-cell table:style-name="ce49" table:formula="of:=[.B174]+[.$B$4]" office:value-type="float" office:value="10172" calcext:value-type="float">
            <text:p>1017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73</text:p>
          </table:table-cell>
          <table:table-cell table:style-name="ce49" table:formula="of:=[.B175]+[.$B$4]" office:value-type="float" office:value="10173" calcext:value-type="float">
            <text:p>1017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74</text:p>
          </table:table-cell>
          <table:table-cell table:style-name="ce49" table:formula="of:=[.B176]+[.$B$4]" office:value-type="float" office:value="10174" calcext:value-type="float">
            <text:p>1017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75</text:p>
          </table:table-cell>
          <table:table-cell table:style-name="ce49" table:formula="of:=[.B177]+[.$B$4]" office:value-type="float" office:value="10175" calcext:value-type="float">
            <text:p>1017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76</text:p>
          </table:table-cell>
          <table:table-cell table:style-name="ce49" table:formula="of:=[.B178]+[.$B$4]" office:value-type="float" office:value="10176" calcext:value-type="float">
            <text:p>1017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77</text:p>
          </table:table-cell>
          <table:table-cell table:style-name="ce49" table:formula="of:=[.B179]+[.$B$4]" office:value-type="float" office:value="10177" calcext:value-type="float">
            <text:p>1017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78</text:p>
          </table:table-cell>
          <table:table-cell table:style-name="ce49" table:formula="of:=[.B180]+[.$B$4]" office:value-type="float" office:value="10178" calcext:value-type="float">
            <text:p>1017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79</text:p>
          </table:table-cell>
          <table:table-cell table:style-name="ce49" table:formula="of:=[.B181]+[.$B$4]" office:value-type="float" office:value="10179" calcext:value-type="float">
            <text:p>1017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80</text:p>
          </table:table-cell>
          <table:table-cell table:style-name="ce49" table:formula="of:=[.B182]+[.$B$4]" office:value-type="float" office:value="10180" calcext:value-type="float">
            <text:p>1018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81</text:p>
          </table:table-cell>
          <table:table-cell table:style-name="ce49" table:formula="of:=[.B183]+[.$B$4]" office:value-type="float" office:value="10181" calcext:value-type="float">
            <text:p>1018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82</text:p>
          </table:table-cell>
          <table:table-cell table:style-name="ce49" table:formula="of:=[.B184]+[.$B$4]" office:value-type="float" office:value="10182" calcext:value-type="float">
            <text:p>1018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83</text:p>
          </table:table-cell>
          <table:table-cell table:style-name="ce49" table:formula="of:=[.B185]+[.$B$4]" office:value-type="float" office:value="10183" calcext:value-type="float">
            <text:p>1018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84</text:p>
          </table:table-cell>
          <table:table-cell table:style-name="ce49" table:formula="of:=[.B186]+[.$B$4]" office:value-type="float" office:value="10184" calcext:value-type="float">
            <text:p>1018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85</text:p>
          </table:table-cell>
          <table:table-cell table:style-name="ce49" table:formula="of:=[.B187]+[.$B$4]" office:value-type="float" office:value="10185" calcext:value-type="float">
            <text:p>1018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86</text:p>
          </table:table-cell>
          <table:table-cell table:style-name="ce49" table:formula="of:=[.B188]+[.$B$4]" office:value-type="float" office:value="10186" calcext:value-type="float">
            <text:p>1018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87</text:p>
          </table:table-cell>
          <table:table-cell table:style-name="ce49" table:formula="of:=[.B189]+[.$B$4]" office:value-type="float" office:value="10187" calcext:value-type="float">
            <text:p>1018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88</text:p>
          </table:table-cell>
          <table:table-cell table:style-name="ce49" table:formula="of:=[.B190]+[.$B$4]" office:value-type="float" office:value="10188" calcext:value-type="float">
            <text:p>1018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89</text:p>
          </table:table-cell>
          <table:table-cell table:style-name="ce49" table:formula="of:=[.B191]+[.$B$4]" office:value-type="float" office:value="10189" calcext:value-type="float">
            <text:p>1018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90</text:p>
          </table:table-cell>
          <table:table-cell table:style-name="ce49" table:formula="of:=[.B192]+[.$B$4]" office:value-type="float" office:value="10190" calcext:value-type="float">
            <text:p>1019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91</text:p>
          </table:table-cell>
          <table:table-cell table:style-name="ce49" table:formula="of:=[.B193]+[.$B$4]" office:value-type="float" office:value="10191" calcext:value-type="float">
            <text:p>1019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92</text:p>
          </table:table-cell>
          <table:table-cell table:style-name="ce49" table:formula="of:=[.B194]+[.$B$4]" office:value-type="float" office:value="10192" calcext:value-type="float">
            <text:p>1019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93</text:p>
          </table:table-cell>
          <table:table-cell table:style-name="ce49" table:formula="of:=[.B195]+[.$B$4]" office:value-type="float" office:value="10193" calcext:value-type="float">
            <text:p>1019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94</text:p>
          </table:table-cell>
          <table:table-cell table:style-name="ce49" table:formula="of:=[.B196]+[.$B$4]" office:value-type="float" office:value="10194" calcext:value-type="float">
            <text:p>1019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95</text:p>
          </table:table-cell>
          <table:table-cell table:style-name="ce49" table:formula="of:=[.B197]+[.$B$4]" office:value-type="float" office:value="10195" calcext:value-type="float">
            <text:p>1019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96</text:p>
          </table:table-cell>
          <table:table-cell table:style-name="ce49" table:formula="of:=[.B198]+[.$B$4]" office:value-type="float" office:value="10196" calcext:value-type="float">
            <text:p>1019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97</text:p>
          </table:table-cell>
          <table:table-cell table:style-name="ce49" table:formula="of:=[.B199]+[.$B$4]" office:value-type="float" office:value="10197" calcext:value-type="float">
            <text:p>1019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98</text:p>
          </table:table-cell>
          <table:table-cell table:style-name="ce49" table:formula="of:=[.B200]+[.$B$4]" office:value-type="float" office:value="10198" calcext:value-type="float">
            <text:p>1019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199</text:p>
          </table:table-cell>
          <table:table-cell table:style-name="ce49" table:formula="of:=[.B201]+[.$B$4]" office:value-type="float" office:value="10199" calcext:value-type="float">
            <text:p>1019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00</text:p>
          </table:table-cell>
          <table:table-cell table:style-name="ce49" table:formula="of:=[.B202]+[.$B$4]" office:value-type="float" office:value="10200" calcext:value-type="float">
            <text:p>1020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01</text:p>
          </table:table-cell>
          <table:table-cell table:style-name="ce49" table:formula="of:=[.B203]+[.$B$4]" office:value-type="float" office:value="10201" calcext:value-type="float">
            <text:p>1020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02</text:p>
          </table:table-cell>
          <table:table-cell table:style-name="ce49" table:formula="of:=[.B204]+[.$B$4]" office:value-type="float" office:value="10202" calcext:value-type="float">
            <text:p>1020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03</text:p>
          </table:table-cell>
          <table:table-cell table:style-name="ce49" table:formula="of:=[.B205]+[.$B$4]" office:value-type="float" office:value="10203" calcext:value-type="float">
            <text:p>1020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04</text:p>
          </table:table-cell>
          <table:table-cell table:style-name="ce49" table:formula="of:=[.B206]+[.$B$4]" office:value-type="float" office:value="10204" calcext:value-type="float">
            <text:p>1020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05</text:p>
          </table:table-cell>
          <table:table-cell table:style-name="ce49" table:formula="of:=[.B207]+[.$B$4]" office:value-type="float" office:value="10205" calcext:value-type="float">
            <text:p>1020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06</text:p>
          </table:table-cell>
          <table:table-cell table:style-name="ce49" table:formula="of:=[.B208]+[.$B$4]" office:value-type="float" office:value="10206" calcext:value-type="float">
            <text:p>1020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07</text:p>
          </table:table-cell>
          <table:table-cell table:style-name="ce49" table:formula="of:=[.B209]+[.$B$4]" office:value-type="float" office:value="10207" calcext:value-type="float">
            <text:p>1020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3"/>
          <table:table-cell table:style-name="ce33"/>
          <table:table-cell table:style-name="ce3" table:number-columns-repeated="2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08</text:p>
          </table:table-cell>
          <table:table-cell table:style-name="ce49" table:formula="of:=[.B210]+[.$B$4]" office:value-type="float" office:value="10208" calcext:value-type="float">
            <text:p>1020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09</text:p>
          </table:table-cell>
          <table:table-cell table:style-name="ce49" table:formula="of:=[.B211]+[.$B$4]" office:value-type="float" office:value="10209" calcext:value-type="float">
            <text:p>1020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10</text:p>
          </table:table-cell>
          <table:table-cell table:style-name="ce49" table:formula="of:=[.B212]+[.$B$4]" office:value-type="float" office:value="10210" calcext:value-type="float">
            <text:p>1021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11</text:p>
          </table:table-cell>
          <table:table-cell table:style-name="ce49" table:formula="of:=[.B213]+[.$B$4]" office:value-type="float" office:value="10211" calcext:value-type="float">
            <text:p>1021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12</text:p>
          </table:table-cell>
          <table:table-cell table:style-name="ce49" table:formula="of:=[.B214]+[.$B$4]" office:value-type="float" office:value="10212" calcext:value-type="float">
            <text:p>1021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13</text:p>
          </table:table-cell>
          <table:table-cell table:style-name="ce49" table:formula="of:=[.B215]+[.$B$4]" office:value-type="float" office:value="10213" calcext:value-type="float">
            <text:p>1021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14</text:p>
          </table:table-cell>
          <table:table-cell table:style-name="ce49" table:formula="of:=[.B216]+[.$B$4]" office:value-type="float" office:value="10214" calcext:value-type="float">
            <text:p>1021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15</text:p>
          </table:table-cell>
          <table:table-cell table:style-name="ce49" table:formula="of:=[.B217]+[.$B$4]" office:value-type="float" office:value="10215" calcext:value-type="float">
            <text:p>1021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16</text:p>
          </table:table-cell>
          <table:table-cell table:style-name="ce49" table:formula="of:=[.B218]+[.$B$4]" office:value-type="float" office:value="10216" calcext:value-type="float">
            <text:p>1021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17</text:p>
          </table:table-cell>
          <table:table-cell table:style-name="ce49" table:formula="of:=[.B219]+[.$B$4]" office:value-type="float" office:value="10217" calcext:value-type="float">
            <text:p>1021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18</text:p>
          </table:table-cell>
          <table:table-cell table:style-name="ce49" table:formula="of:=[.B220]+[.$B$4]" office:value-type="float" office:value="10218" calcext:value-type="float">
            <text:p>1021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19</text:p>
          </table:table-cell>
          <table:table-cell table:style-name="ce49" table:formula="of:=[.B221]+[.$B$4]" office:value-type="float" office:value="10219" calcext:value-type="float">
            <text:p>1021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20</text:p>
          </table:table-cell>
          <table:table-cell table:style-name="ce49" table:formula="of:=[.B222]+[.$B$4]" office:value-type="float" office:value="10220" calcext:value-type="float">
            <text:p>1022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21</text:p>
          </table:table-cell>
          <table:table-cell table:style-name="ce49" table:formula="of:=[.B223]+[.$B$4]" office:value-type="float" office:value="10221" calcext:value-type="float">
            <text:p>1022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22</text:p>
          </table:table-cell>
          <table:table-cell table:style-name="ce49" table:formula="of:=[.B224]+[.$B$4]" office:value-type="float" office:value="10222" calcext:value-type="float">
            <text:p>1022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23</text:p>
          </table:table-cell>
          <table:table-cell table:style-name="ce49" table:formula="of:=[.B225]+[.$B$4]" office:value-type="float" office:value="10223" calcext:value-type="float">
            <text:p>1022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24</text:p>
          </table:table-cell>
          <table:table-cell table:style-name="ce49" table:formula="of:=[.B226]+[.$B$4]" office:value-type="float" office:value="10224" calcext:value-type="float">
            <text:p>1022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25</text:p>
          </table:table-cell>
          <table:table-cell table:style-name="ce49" table:formula="of:=[.B227]+[.$B$4]" office:value-type="float" office:value="10225" calcext:value-type="float">
            <text:p>1022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26</text:p>
          </table:table-cell>
          <table:table-cell table:style-name="ce49" table:formula="of:=[.B228]+[.$B$4]" office:value-type="float" office:value="10226" calcext:value-type="float">
            <text:p>1022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27</text:p>
          </table:table-cell>
          <table:table-cell table:style-name="ce49" table:formula="of:=[.B229]+[.$B$4]" office:value-type="float" office:value="10227" calcext:value-type="float">
            <text:p>1022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28</text:p>
          </table:table-cell>
          <table:table-cell table:style-name="ce49" table:formula="of:=[.B230]+[.$B$4]" office:value-type="float" office:value="10228" calcext:value-type="float">
            <text:p>1022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29</text:p>
          </table:table-cell>
          <table:table-cell table:style-name="ce49" table:formula="of:=[.B231]+[.$B$4]" office:value-type="float" office:value="10229" calcext:value-type="float">
            <text:p>1022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30</text:p>
          </table:table-cell>
          <table:table-cell table:style-name="ce49" table:formula="of:=[.B232]+[.$B$4]" office:value-type="float" office:value="10230" calcext:value-type="float">
            <text:p>1023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31</text:p>
          </table:table-cell>
          <table:table-cell table:style-name="ce49" table:formula="of:=[.B233]+[.$B$4]" office:value-type="float" office:value="10231" calcext:value-type="float">
            <text:p>1023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32</text:p>
          </table:table-cell>
          <table:table-cell table:style-name="ce49" table:formula="of:=[.B234]+[.$B$4]" office:value-type="float" office:value="10232" calcext:value-type="float">
            <text:p>1023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33</text:p>
          </table:table-cell>
          <table:table-cell table:style-name="ce49" table:formula="of:=[.B235]+[.$B$4]" office:value-type="float" office:value="10233" calcext:value-type="float">
            <text:p>1023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34</text:p>
          </table:table-cell>
          <table:table-cell table:style-name="ce49" table:formula="of:=[.B236]+[.$B$4]" office:value-type="float" office:value="10234" calcext:value-type="float">
            <text:p>1023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35</text:p>
          </table:table-cell>
          <table:table-cell table:style-name="ce49" table:formula="of:=[.B237]+[.$B$4]" office:value-type="float" office:value="10235" calcext:value-type="float">
            <text:p>1023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36</text:p>
          </table:table-cell>
          <table:table-cell table:style-name="ce49" table:formula="of:=[.B238]+[.$B$4]" office:value-type="float" office:value="10236" calcext:value-type="float">
            <text:p>1023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37</text:p>
          </table:table-cell>
          <table:table-cell table:style-name="ce49" table:formula="of:=[.B239]+[.$B$4]" office:value-type="float" office:value="10237" calcext:value-type="float">
            <text:p>1023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38</text:p>
          </table:table-cell>
          <table:table-cell table:style-name="ce49" table:formula="of:=[.B240]+[.$B$4]" office:value-type="float" office:value="10238" calcext:value-type="float">
            <text:p>1023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39</text:p>
          </table:table-cell>
          <table:table-cell table:style-name="ce49" table:formula="of:=[.B241]+[.$B$4]" office:value-type="float" office:value="10239" calcext:value-type="float">
            <text:p>1023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40</text:p>
          </table:table-cell>
          <table:table-cell table:style-name="ce49" table:formula="of:=[.B242]+[.$B$4]" office:value-type="float" office:value="10240" calcext:value-type="float">
            <text:p>1024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41</text:p>
          </table:table-cell>
          <table:table-cell table:style-name="ce49" table:formula="of:=[.B243]+[.$B$4]" office:value-type="float" office:value="10241" calcext:value-type="float">
            <text:p>10241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42</text:p>
          </table:table-cell>
          <table:table-cell table:style-name="ce49" table:formula="of:=[.B244]+[.$B$4]" office:value-type="float" office:value="10242" calcext:value-type="float">
            <text:p>10242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43</text:p>
          </table:table-cell>
          <table:table-cell table:style-name="ce49" table:formula="of:=[.B245]+[.$B$4]" office:value-type="float" office:value="10243" calcext:value-type="float">
            <text:p>10243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44</text:p>
          </table:table-cell>
          <table:table-cell table:style-name="ce49" table:formula="of:=[.B246]+[.$B$4]" office:value-type="float" office:value="10244" calcext:value-type="float">
            <text:p>10244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45</text:p>
          </table:table-cell>
          <table:table-cell table:style-name="ce49" table:formula="of:=[.B247]+[.$B$4]" office:value-type="float" office:value="10245" calcext:value-type="float">
            <text:p>10245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46</text:p>
          </table:table-cell>
          <table:table-cell table:style-name="ce49" table:formula="of:=[.B248]+[.$B$4]" office:value-type="float" office:value="10246" calcext:value-type="float">
            <text:p>10246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47</text:p>
          </table:table-cell>
          <table:table-cell table:style-name="ce49" table:formula="of:=[.B249]+[.$B$4]" office:value-type="float" office:value="10247" calcext:value-type="float">
            <text:p>10247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48</text:p>
          </table:table-cell>
          <table:table-cell table:style-name="ce49" table:formula="of:=[.B250]+[.$B$4]" office:value-type="float" office:value="10248" calcext:value-type="float">
            <text:p>10248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49</text:p>
          </table:table-cell>
          <table:table-cell table:style-name="ce49" table:formula="of:=[.B251]+[.$B$4]" office:value-type="float" office:value="10249" calcext:value-type="float">
            <text:p>10249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>
          <table:table-cell table:style-name="ce47"/>
          <table:table-cell table:style-name="ce48" office:value-type="string" calcext:value-type="string">
            <text:p>000250</text:p>
          </table:table-cell>
          <table:table-cell table:style-name="ce49" table:formula="of:=[.B252]+[.$B$4]" office:value-type="float" office:value="10250" calcext:value-type="float">
            <text:p>10250</text:p>
          </table:table-cell>
          <table:table-cell table:style-name="ce10"/>
          <table:table-cell table:style-name="ce12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1" table:number-rows-repeated="748">
          <table:table-cell table:style-name="ce2" table:number-columns-repeated="2"/>
          <table:table-cell table:style-name="ce3"/>
          <table:table-cell table:style-name="ce8"/>
          <table:table-cell table:style-name="ce3"/>
          <table:table-cell table:style-name="ce50"/>
          <table:table-cell table:style-name="ce3" table:number-columns-repeated="2"/>
          <table:table-cell table:style-name="ce24"/>
          <table:table-cell table:style-name="ce3" table:number-columns-repeated="6"/>
          <table:table-cell table:style-name="ce2" table:number-columns-repeated="16"/>
          <table:table-cell table:number-columns-repeated="99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1_Marginal_Stability.F1:1_Marginal_Stability.F1000">
            <calcext:condition calcext:apply-style-name="ConditionalStyle_1" calcext:value="contains-text(&quot;Propulsion&quot;)" calcext:base-cell-address="1_Marginal_Stability.F1"/>
          </calcext:conditional-format>
          <calcext:conditional-format calcext:target-range-address="1_Marginal_Stability.F1:1_Marginal_Stability.F1000">
            <calcext:condition calcext:apply-style-name="ConditionalStyle_4" calcext:value="contains-text(&quot;Avionics&quot;)" calcext:base-cell-address="1_Marginal_Stability.F1"/>
          </calcext:conditional-format>
          <calcext:conditional-format calcext:target-range-address="1_Marginal_Stability.F1:1_Marginal_Stability.F1000">
            <calcext:condition calcext:apply-style-name="ConditionalStyle_3" calcext:value="contains-text(&quot;Structures&quot;)" calcext:base-cell-address="1_Marginal_Stability.F1"/>
          </calcext:conditional-format>
          <calcext:conditional-format calcext:target-range-address="1_Marginal_Stability.F1:1_Marginal_Stability.F1000">
            <calcext:condition calcext:apply-style-name="ConditionalStyle_7" calcext:value="contains-text(&quot;Systems&quot;)" calcext:base-cell-address="1_Marginal_Stability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/</number:text>
      <number:year number:style="long"/>
    </number:date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textual="true"/>
      <number:text>. </number:text>
      <number:year number:style="long"/>
    </number:date-style>
    <number:date-style style:name="N128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  <style:style style:name="ConditionalStyle_5f_2" style:display-name="ConditionalStyle_2" style:family="table-cell" style:parent-style-name="Default">
      <style:table-cell-properties fo:background-color="#c9daf8"/>
    </style:style>
    <style:style style:name="ConditionalStyle_5f_3" style:display-name="ConditionalStyle_3" style:family="table-cell" style:parent-style-name="Default">
      <style:table-cell-properties fo:background-color="#fce8b2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d9d2e9"/>
    </style:style>
    <style:style style:name="ConditionalStyle_5f_6" style:display-name="ConditionalStyle_6" style:family="table-cell" style:parent-style-name="Default">
      <style:table-cell-properties fo:background-color="#d5a6bd"/>
    </style:style>
    <style:style style:name="ConditionalStyle_5f_7" style:display-name="ConditionalStyle_7" style:family="table-cell" style:parent-style-name="Default">
      <style:table-cell-properties fo:background-color="#8e7c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_5f_Launchy" style:display-name="PageStyle_0_Launch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5f_Marginal_5f_Stability" style:display-name="PageStyle_1_Marginal_St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312" meta:object-count="0"/>
    <meta:generator>LibreOfficeDev/6.0.5.2$Linux_X86_64 LibreOffice_project/</meta:generator>
  </office:meta>
</office:document-meta>
</file>